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ourier New" svg:font-family="'Courier New'"/>
    <style:font-face style:name="Liberation Sans" svg:font-family="'Liberation Sans'"/>
    <style:font-face style:name="Liberation Serif" svg:font-family="'Liberation Serif'"/>
    <style:font-face style:name="OpenSymbol" svg:font-family="OpenSymbol"/>
    <style:font-face style:name="Symbol" svg:font-family="Symbol"/>
    <style:font-face style:name="Times New Roman" svg:font-family="'Times New Roman'"/>
    <style:font-face style:name="Wingdings" svg:font-family="Wingdings"/>
    <style:font-face style:name="Times New Roman1" svg:font-family="'Times New Roman'" style:font-family-generic="roman" style:font-pitch="variable"/>
  </office:font-face-decls>
  <office:automatic-styles>
    <style:style style:name="Таблица1" style:family="table">
      <style:table-properties style:width="16.439cm" fo:margin-left="0cm" table:align="left" style:use-optimal-column-width="true"/>
    </style:style>
    <style:style style:name="Таблица1.A" style:family="table-column">
      <style:table-column-properties style:column-width="3.96cm"/>
    </style:style>
    <style:style style:name="Таблица1.B" style:family="table-column">
      <style:table-column-properties style:column-width="12.48cm"/>
    </style:style>
    <style:style style:name="Таблица1.A1" style:family="table-cell">
      <style:table-cell-properties fo:padding="0cm" fo:border="none" style:direction="ltr" fo:wrap-option="wrap"/>
    </style:style>
    <style:style style:name="Таблица1.B1" style:family="table-cell">
      <style:table-cell-properties fo:padding="0cm" fo:border="none" style:direction="ltr" fo:wrap-option="wrap"/>
    </style:style>
    <style:style style:name="Таблица1.A2" style:family="table-cell">
      <style:table-cell-properties fo:padding="0cm" fo:border="none" style:direction="ltr" fo:wrap-option="wrap"/>
    </style:style>
    <style:style style:name="Таблица1.B2" style:family="table-cell">
      <style:table-cell-properties fo:padding="0cm" fo:border="none" style:direction="ltr" fo:wrap-option="wrap"/>
    </style:style>
    <style:style style:name="Таблица1.A3" style:family="table-cell">
      <style:table-cell-properties fo:padding="0cm" fo:border="none" style:direction="ltr" fo:wrap-option="wrap"/>
    </style:style>
    <style:style style:name="Таблица1.B3" style:family="table-cell">
      <style:table-cell-properties fo:padding="0cm" fo:border="none" style:direction="ltr" fo:wrap-option="wrap"/>
    </style:style>
    <style:style style:name="Таблица2" style:family="table">
      <style:table-properties style:width="16.439cm" fo:margin-left="0cm" table:align="left" style:use-optimal-column-width="true"/>
    </style:style>
    <style:style style:name="Таблица2.A" style:family="table-column">
      <style:table-column-properties style:column-width="3.96cm"/>
    </style:style>
    <style:style style:name="Таблица2.B" style:family="table-column">
      <style:table-column-properties style:column-width="12.48cm"/>
    </style:style>
    <style:style style:name="Таблица2.A1" style:family="table-cell">
      <style:table-cell-properties fo:padding="0cm" fo:border="none" style:direction="ltr" fo:wrap-option="wrap"/>
    </style:style>
    <style:style style:name="Таблица2.B1" style:family="table-cell">
      <style:table-cell-properties fo:padding="0cm" fo:border="none" style:direction="ltr" fo:wrap-option="wrap"/>
    </style:style>
    <style:style style:name="Таблица2.A2" style:family="table-cell">
      <style:table-cell-properties fo:padding="0cm" fo:border="none" style:direction="ltr" fo:wrap-option="wrap"/>
    </style:style>
    <style:style style:name="Таблица2.B2" style:family="table-cell">
      <style:table-cell-properties fo:padding="0cm" fo:border="none" style:direction="ltr" fo:wrap-option="wrap"/>
    </style:style>
    <style:style style:name="P1" style:family="paragraph" style:parent-style-name="Standard">
      <style:paragraph-properties fo:margin-top="0cm" fo:margin-bottom="0cm" loext:contextual-spacing="false" fo:line-height="100%" fo:text-align="center" style:justify-single-word="false"/>
    </style:style>
    <style:style style:name="P2" style:family="paragraph" style:parent-style-name="Standard">
      <style:paragraph-properties fo:margin-top="0cm" fo:margin-bottom="0cm" loext:contextual-spacing="false" fo:line-height="100%" fo:text-align="center" style:justify-single-word="false"/>
      <style:text-properties style:font-name="Times New Roman" fo:font-size="14pt" fo:font-weight="normal" style:font-name-complex="Times New Roman"/>
    </style:style>
    <style:style style:name="P3" style:family="paragraph" style:parent-style-name="Standard">
      <style:paragraph-properties fo:margin-top="0cm" fo:margin-bottom="0cm" loext:contextual-spacing="false" fo:line-height="100%" fo:text-align="center" style:justify-single-word="false"/>
      <style:text-properties style:font-name="Times New Roman" fo:font-size="14pt" style:font-name-complex="Times New Roman"/>
    </style:style>
    <style:style style:name="P4" style:family="paragraph" style:parent-style-name="Standard">
      <style:paragraph-properties fo:margin-top="0cm" fo:margin-bottom="0cm" loext:contextual-spacing="false" fo:line-height="100%" fo:text-align="start" style:justify-single-word="false"/>
      <style:text-properties style:font-name="Times New Roman" fo:font-size="14pt" style:font-name-complex="Times New Roman"/>
    </style:style>
    <style:style style:name="P5" style:family="paragraph" style:parent-style-name="Standard">
      <style:paragraph-properties fo:margin-top="0cm" fo:margin-bottom="0cm" loext:contextual-spacing="false" fo:line-height="100%" fo:text-align="end" style:justify-single-word="false"/>
      <style:text-properties style:font-name="Times New Roman" fo:font-size="14pt" style:font-name-complex="Times New Roman"/>
    </style:style>
    <style:style style:name="P6" style:family="paragraph" style:parent-style-name="Standard">
      <style:paragraph-properties fo:margin-top="0cm" fo:margin-bottom="0cm" loext:contextual-spacing="false" fo:line-height="100%" fo:text-align="end" style:justify-single-word="false" fo:padding="0cm" fo:border="none"/>
      <style:text-properties style:font-name="Times New Roman" fo:font-size="14pt" style:font-name-complex="Times New Roman"/>
    </style:style>
    <style:style style:name="P7" style:family="paragraph" style:parent-style-name="Heading_20_2">
      <style:paragraph-properties fo:margin-left="0cm" fo:margin-right="0cm" fo:margin-top="0cm" fo:margin-bottom="0cm" loext:contextual-spacing="false" fo:line-height="100%" fo:text-align="center" style:justify-single-word="false" fo:text-indent="0cm" style:auto-text-indent="false" fo:padding="0cm" fo:border="none"/>
    </style:style>
    <style:style style:name="P8" style:family="paragraph" style:parent-style-name="Heading_20_2">
      <style:paragraph-properties fo:margin-left="0cm" fo:margin-right="0cm" fo:margin-top="0cm" fo:margin-bottom="0cm" loext:contextual-spacing="false" fo:line-height="100%" fo:text-align="center" style:justify-single-word="false" fo:text-indent="0cm" style:auto-text-indent="false" fo:padding="0cm" fo:border="none"/>
      <style:text-properties style:font-name="Times New Roman" fo:font-size="14pt" fo:language="ru" fo:country="RU" style:font-name-complex="Times New Roman"/>
    </style:style>
    <style:style style:name="P9" style:family="paragraph" style:parent-style-name="Heading_20_2">
      <style:paragraph-properties fo:margin-left="0cm" fo:margin-right="0cm" fo:margin-top="0cm" fo:margin-bottom="0cm" loext:contextual-spacing="false" fo:line-height="100%" fo:text-align="justify" style:justify-single-word="false" fo:text-indent="1.251cm" style:auto-text-indent="false" fo:padding="0cm" fo:border="none"/>
    </style:style>
    <style:style style:name="P10"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style>
    <style:style style:name="P11"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officeooo:paragraph-rsid="0020d9f7"/>
    </style:style>
    <style:style style:name="P12"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officeooo:paragraph-rsid="0025dd97"/>
    </style:style>
    <style:style style:name="P13"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officeooo:paragraph-rsid="002af05e"/>
    </style:style>
    <style:style style:name="P14"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fo:color="#000000" style:font-name="Times New Roman" fo:font-size="14pt" fo:language="en" fo:country="US" style:font-name-asian="Times New Roman" style:font-name-complex="Times New Roman"/>
    </style:style>
    <style:style style:name="P15" style:family="paragraph" style:parent-style-name="Standard">
      <style:paragraph-properties fo:margin-left="0cm" fo:margin-right="0cm" fo:margin-top="0cm" fo:margin-bottom="0cm" loext:contextual-spacing="false" fo:line-height="100%" fo:text-align="center" style:justify-single-word="false" fo:text-indent="1.251cm" style:auto-text-indent="false" fo:padding="0cm" fo:border="none"/>
      <style:text-properties fo:color="#000000" style:font-name="Times New Roman" fo:font-size="14pt" fo:language="en" fo:country="US" fo:font-weight="bold" style:font-name-asian="Times New Roman" style:font-name-complex="Times New Roman"/>
    </style:style>
    <style:style style:name="P16"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fo:color="#000000" style:font-name="Times New Roman" fo:font-size="14pt" fo:language="en" fo:country="US" fo:background-color="#ffff00" style:font-name-asian="Times New Roman" style:font-name-complex="Times New Roman"/>
    </style:style>
    <style:style style:name="P17"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fo:color="#000000" style:font-name="Times New Roman" fo:font-size="14pt" fo:language="en" fo:country="US" officeooo:paragraph-rsid="0025dd97" fo:background-color="#ffff00" style:font-name-asian="Times New Roman" style:font-name-complex="Times New Roman"/>
    </style:style>
    <style:style style:name="P18" style:family="paragraph" style:parent-style-name="Standard">
      <style:paragraph-properties fo:margin-left="0cm" fo:margin-right="0cm" fo:margin-top="0cm" fo:margin-bottom="0cm" loext:contextual-spacing="false" fo:line-height="100%" fo:text-align="center" style:justify-single-word="false" fo:text-indent="1.251cm" style:auto-text-indent="false" fo:padding="0cm" fo:border="none"/>
      <style:text-properties fo:color="#000000" style:font-name="Times New Roman" fo:font-size="14pt" fo:font-weight="bold" style:font-name-asian="Times New Roman" style:font-name-complex="Times New Roman"/>
    </style:style>
    <style:style style:name="P19"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fo:language="ru" fo:country="RU"/>
    </style:style>
    <style:style style:name="P20"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fo:background-color="#ffff00"/>
    </style:style>
    <style:style style:name="P21" style:family="paragraph" style:parent-style-name="Standard">
      <style:paragraph-properties fo:margin-left="0cm" fo:margin-right="0cm" fo:margin-top="0cm" fo:margin-bottom="0cm" loext:contextual-spacing="false" fo:line-height="100%" fo:text-align="justify" style:justify-single-word="false" fo:text-indent="1.251cm" style:auto-text-indent="false" fo:break-before="page" fo:padding="0cm" fo:border="none"/>
      <style:text-properties fo:color="#000000" style:font-name="Times New Roman" fo:font-size="14pt" fo:language="ru" fo:country="RU" fo:font-weight="bold" officeooo:rsid="002af05e" officeooo:paragraph-rsid="002af05e" fo:background-color="transparent" style:font-name-asian="Times New Roman" style:font-weight-asian="bold" style:font-name-complex="Times New Roman" style:font-weight-complex="bold"/>
    </style:style>
    <style:style style:name="P22" style:family="paragraph" style:parent-style-name="Footnote">
      <style:text-properties style:font-name="Times New Roman1" fo:font-weight="normal" style:font-weight-asian="normal" style:font-weight-complex="normal"/>
    </style:style>
    <style:style style:name="P23" style:family="paragraph" style:parent-style-name="Footnote">
      <style:text-properties officeooo:rsid="002af905" officeooo:paragraph-rsid="002af905"/>
    </style:style>
    <style:style style:name="P24" style:family="paragraph" style:parent-style-name="Footnote">
      <style:text-properties officeooo:paragraph-rsid="0053a25f"/>
    </style:style>
    <style:style style:name="P25" style:family="paragraph" style:parent-style-name="Standard" style:master-page-name="MasterPage2">
      <style:paragraph-properties fo:margin-top="0cm" fo:margin-bottom="0cm" loext:contextual-spacing="false" fo:line-height="100%" fo:text-align="center" style:justify-single-word="false" style:page-number="auto"/>
      <style:text-properties style:font-name="Times New Roman" fo:font-size="14pt" fo:font-weight="normal" style:font-name-complex="Times New Roman"/>
    </style:style>
    <style:style style:name="P26" style:family="paragraph" style:parent-style-name="Standard">
      <style:paragraph-properties fo:margin-left="0cm" fo:margin-right="0cm" fo:margin-top="0cm" fo:margin-bottom="0cm" loext:contextual-spacing="false" fo:line-height="100%" fo:text-align="center" style:justify-single-word="false" fo:text-indent="1.251cm" style:auto-text-indent="false" fo:break-before="page" fo:padding="0cm" fo:border="none"/>
      <style:text-properties fo:color="#000000" style:font-name="Times New Roman" fo:font-size="14pt" fo:language="ru" fo:country="MO" fo:font-weight="bold" style:font-name-asian="Times New Roman" style:font-name-complex="Times New Roman"/>
    </style:style>
    <style:style style:name="P27"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fo:color="#000000" style:font-name="Times New Roman" fo:font-size="14pt" fo:language="en" fo:country="US" fo:font-weight="normal" officeooo:rsid="0015ddd6" officeooo:paragraph-rsid="0015ddd6" fo:background-color="#ffff00" style:font-name-asian="Times New Roman" style:font-name-complex="Times New Roman"/>
    </style:style>
    <style:style style:name="P28"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fo:color="#000000" style:font-name="Times New Roman" fo:font-size="14pt" fo:language="en" fo:country="US" fo:background-color="#ffff00" style:font-name-asian="Times New Roman" style:font-name-complex="Times New Roman"/>
    </style:style>
    <style:style style:name="P29"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fo:color="#000000" style:font-name="Times New Roman" fo:font-size="14pt" fo:language="en" fo:country="US" officeooo:paragraph-rsid="00572853" fo:background-color="#ffff00" style:font-name-asian="Times New Roman" style:font-name-complex="Times New Roman"/>
    </style:style>
    <style:style style:name="P30"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officeooo:paragraph-rsid="002e0835"/>
    </style:style>
    <style:style style:name="P31"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officeooo:paragraph-rsid="00343aae"/>
    </style:style>
    <style:style style:name="P32"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officeooo:paragraph-rsid="0039bf1d"/>
    </style:style>
    <style:style style:name="P33"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officeooo:paragraph-rsid="003f6148"/>
    </style:style>
    <style:style style:name="P34"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officeooo:paragraph-rsid="0050755d"/>
    </style:style>
    <style:style style:name="P35"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officeooo:paragraph-rsid="00572853"/>
    </style:style>
    <style:style style:name="P36"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fo:background-color="#ffff00"/>
    </style:style>
    <style:style style:name="T127" style:family="text">
      <style:text-properties style:font-name="Times New Roman" fo:font-size="14pt" style:font-name-complex="Times New Roman"/>
    </style:style>
    <style:style style:name="T128" style:family="text">
      <style:text-properties style:font-name="Times New Roman" fo:font-size="14pt" fo:language="ru" fo:country="RU" style:font-name-complex="Times New Roman"/>
    </style:style>
    <style:style style:name="T129" style:family="text">
      <style:text-properties fo:color="#000000" style:font-name="Times New Roman" fo:font-size="14pt" style:font-name-complex="Times New Roman"/>
    </style:style>
    <style:style style:name="T130" style:family="text">
      <style:text-properties fo:color="#000000" style:font-name="Times New Roman" fo:font-size="14pt" fo:language="en" fo:country="US" style:font-name-asian="Times New Roman" style:font-name-complex="Times New Roman"/>
    </style:style>
    <style:style style:name="T131" style:family="text">
      <style:text-properties fo:color="#000000" style:font-name="Times New Roman" fo:font-size="14pt" fo:language="en" fo:country="US" fo:font-weight="normal" officeooo:rsid="0020d9f7" fo:background-color="transparent" loext:char-shading-value="0" style:font-name-asian="Times New Roman" style:font-name-complex="Times New Roman"/>
    </style:style>
    <style:style style:name="T132" style:family="text">
      <style:text-properties fo:color="#000000" style:font-name="Times New Roman" fo:font-size="14pt" fo:language="en" fo:country="US" fo:font-weight="normal" officeooo:rsid="0050755d" fo:background-color="transparent" loext:char-shading-value="0" style:font-name-asian="Times New Roman" style:font-weight-asian="normal" style:font-name-complex="Times New Roman" style:font-weight-complex="normal"/>
    </style:style>
    <style:style style:name="T133" style:family="text">
      <style:text-properties fo:color="#000000" style:font-name="Times New Roman" fo:font-size="14pt" fo:font-weight="normal" style:font-name-asian="Times New Roman" style:font-name-complex="Times New Roman"/>
    </style:style>
    <style:style style:name="T134" style:family="text">
      <style:text-properties fo:color="#000000" style:font-name="Times New Roman" fo:font-size="14pt" fo:font-weight="normal" officeooo:rsid="0012327c" style:font-name-asian="Times New Roman" style:font-name-complex="Times New Roman"/>
    </style:style>
    <style:style style:name="T135" style:family="text">
      <style:text-properties fo:color="#000000" style:font-name="Times New Roman" fo:font-size="14pt" fo:font-weight="normal" officeooo:rsid="0012817a" style:font-name-asian="Times New Roman" style:font-name-complex="Times New Roman"/>
    </style:style>
    <style:style style:name="T136" style:family="text">
      <style:text-properties fo:color="#000000" style:font-name="Times New Roman" fo:font-size="14pt" fo:font-weight="normal" officeooo:rsid="0013ab43" style:font-name-asian="Times New Roman" style:font-name-complex="Times New Roman"/>
    </style:style>
    <style:style style:name="T137" style:family="text">
      <style:text-properties fo:color="#000000" style:font-name="Times New Roman" fo:font-size="14pt" fo:font-weight="normal" officeooo:rsid="0014c3b3" style:font-name-asian="Times New Roman" style:font-name-complex="Times New Roman"/>
    </style:style>
    <style:style style:name="T138" style:family="text">
      <style:text-properties fo:color="#000000" style:font-name="Times New Roman" fo:font-size="14pt" fo:font-weight="normal" officeooo:rsid="0015ddd6" style:font-name-asian="Times New Roman" style:font-name-complex="Times New Roman"/>
    </style:style>
    <style:style style:name="T139" style:family="text">
      <style:text-properties fo:color="#000000" style:font-name="Times New Roman" fo:font-size="14pt" fo:language="ru" fo:country="RU" fo:font-weight="normal" officeooo:rsid="0016d1cb" style:font-name-asian="Times New Roman" style:font-name-complex="Times New Roman"/>
    </style:style>
    <style:style style:name="T140" style:family="text">
      <style:text-properties fo:color="#000000" style:font-name="Times New Roman" fo:font-size="14pt" fo:language="ru" fo:country="RU" fo:font-weight="normal" officeooo:rsid="0018cc3b" style:font-name-asian="Times New Roman" style:font-name-complex="Times New Roman"/>
    </style:style>
    <style:style style:name="T141" style:family="text">
      <style:text-properties fo:color="#000000" style:font-name="Times New Roman" fo:font-size="14pt" fo:language="ru" fo:country="RU" fo:font-weight="normal" officeooo:rsid="0018d159" style:font-name-asian="Times New Roman" style:font-name-complex="Times New Roman"/>
    </style:style>
    <style:style style:name="T142" style:family="text">
      <style:text-properties fo:color="#000000" style:font-name="Times New Roman" fo:font-size="14pt" fo:language="ru" fo:country="RU" fo:font-weight="normal" officeooo:rsid="001a9f2a" style:font-name-asian="Times New Roman" style:font-name-complex="Times New Roman"/>
    </style:style>
    <style:style style:name="T143" style:family="text">
      <style:text-properties fo:color="#000000" style:font-name="Times New Roman" fo:font-size="14pt" fo:language="ru" fo:country="RU" fo:font-weight="normal" officeooo:rsid="001c3034" style:font-name-asian="Times New Roman" style:font-name-complex="Times New Roman"/>
    </style:style>
    <style:style style:name="T144" style:family="text">
      <style:text-properties fo:color="#000000" style:font-name="Times New Roman" fo:font-size="14pt" fo:language="ru" fo:country="RU" fo:font-weight="normal" officeooo:rsid="001dd062" style:font-name-asian="Times New Roman" style:font-name-complex="Times New Roman"/>
    </style:style>
    <style:style style:name="T145" style:family="text">
      <style:text-properties fo:color="#000000" style:font-name="Times New Roman" fo:font-size="14pt" fo:language="ru" fo:country="RU" fo:font-weight="normal" officeooo:rsid="001fb075" style:font-name-asian="Times New Roman" style:font-name-complex="Times New Roman"/>
    </style:style>
    <style:style style:name="T146" style:family="text">
      <style:text-properties fo:color="#000000" style:font-name="Times New Roman" fo:font-size="14pt" fo:language="ru" fo:country="RU" fo:font-weight="normal" officeooo:rsid="0020d9f7" style:font-name-asian="Times New Roman" style:font-name-complex="Times New Roman"/>
    </style:style>
    <style:style style:name="T147" style:family="text">
      <style:text-properties fo:color="#000000" style:font-name="Times New Roman" fo:font-size="14pt" fo:language="ru" fo:country="RU" fo:font-weight="normal" officeooo:rsid="0015ddd6" style:font-name-asian="Times New Roman" style:font-name-complex="Times New Roman"/>
    </style:style>
    <style:style style:name="T148" style:family="text">
      <style:text-properties fo:color="#000000" style:font-name="Times New Roman" fo:font-size="14pt" fo:language="ru" fo:country="RU" fo:font-weight="normal" officeooo:rsid="0025dd97" style:font-name-asian="Times New Roman" style:font-name-complex="Times New Roman"/>
    </style:style>
    <style:style style:name="T149" style:family="text">
      <style:text-properties fo:color="#000000" style:font-name="Times New Roman" fo:font-size="14pt" fo:language="ru" fo:country="RU" fo:font-weight="normal" officeooo:rsid="0026749a" style:font-name-asian="Times New Roman" style:font-name-complex="Times New Roman"/>
    </style:style>
    <style:style style:name="T150" style:family="text">
      <style:text-properties fo:color="#000000" style:font-name="Times New Roman" fo:font-size="14pt" fo:language="ru" fo:country="RU" fo:font-weight="normal" officeooo:rsid="0026a7bf" style:font-name-asian="Times New Roman" style:font-name-complex="Times New Roman"/>
    </style:style>
    <style:style style:name="T151" style:family="text">
      <style:text-properties fo:color="#000000" style:font-name="Times New Roman" fo:font-size="14pt" fo:language="ru" fo:country="RU" fo:font-weight="normal" officeooo:rsid="00294c52" style:font-name-asian="Times New Roman" style:font-name-complex="Times New Roman"/>
    </style:style>
    <style:style style:name="T152" style:family="text">
      <style:text-properties fo:color="#000000" style:font-name="Times New Roman" fo:font-size="14pt" fo:language="ru" fo:country="RU" fo:font-weight="normal" officeooo:rsid="00275edd" style:font-name-asian="Times New Roman" style:font-name-complex="Times New Roman"/>
    </style:style>
    <style:style style:name="T153" style:family="text">
      <style:text-properties fo:color="#000000" style:font-name="Times New Roman" fo:font-size="14pt" fo:language="ru" fo:country="RU" fo:font-weight="normal" officeooo:rsid="0020d9f7" fo:background-color="transparent" loext:char-shading-value="0" style:font-name-asian="Times New Roman" style:font-name-complex="Times New Roman"/>
    </style:style>
    <style:style style:name="T154" style:family="text">
      <style:text-properties fo:color="#000000" style:font-name="Times New Roman" fo:font-size="14pt" fo:language="ru" fo:country="RU" fo:font-weight="normal" officeooo:rsid="0015ddd6" fo:background-color="transparent" loext:char-shading-value="0" style:font-name-asian="Times New Roman" style:font-name-complex="Times New Roman"/>
    </style:style>
    <style:style style:name="T155" style:family="text">
      <style:text-properties fo:color="#000000" style:font-name="Times New Roman" fo:font-size="14pt" fo:language="ru" fo:country="RU" fo:font-weight="normal" officeooo:rsid="00216e19" fo:background-color="transparent" loext:char-shading-value="0" style:font-name-asian="Times New Roman" style:font-name-complex="Times New Roman"/>
    </style:style>
    <style:style style:name="T156" style:family="text">
      <style:text-properties fo:color="#000000" style:font-name="Times New Roman" fo:font-size="14pt" fo:language="ru" fo:country="RU" fo:font-weight="normal" officeooo:rsid="00230d0e" fo:background-color="transparent" loext:char-shading-value="0" style:font-name-asian="Times New Roman" style:font-name-complex="Times New Roman"/>
    </style:style>
    <style:style style:name="T157" style:family="text">
      <style:text-properties fo:color="#000000" style:font-name="Times New Roman" fo:font-size="14pt" fo:language="ru" fo:country="RU" fo:font-weight="normal" officeooo:rsid="002383f0" fo:background-color="transparent" loext:char-shading-value="0" style:font-name-asian="Times New Roman" style:font-name-complex="Times New Roman"/>
    </style:style>
    <style:style style:name="T158" style:family="text">
      <style:text-properties fo:color="#000000" style:font-name="Times New Roman" fo:font-size="14pt" fo:language="ru" fo:country="RU" fo:font-weight="normal" officeooo:rsid="0023eae1" fo:background-color="transparent" loext:char-shading-value="0" style:font-name-asian="Times New Roman" style:font-name-complex="Times New Roman"/>
    </style:style>
    <style:style style:name="T159" style:family="text">
      <style:text-properties fo:color="#000000" style:font-name="Times New Roman" fo:font-size="14pt" fo:language="ru" fo:country="RU" fo:font-weight="normal" fo:background-color="transparent" loext:char-shading-value="0" style:font-name-asian="Times New Roman" style:font-weight-asian="normal" style:font-name-complex="Times New Roman" style:font-weight-complex="normal"/>
    </style:style>
    <style:style style:name="T160" style:family="text">
      <style:text-properties fo:color="#000000" style:font-name="Times New Roman" fo:font-size="14pt" fo:language="ru" fo:country="RU" fo:font-weight="normal" officeooo:rsid="002af05e" fo:background-color="transparent" loext:char-shading-value="0" style:font-name-asian="Times New Roman" style:font-weight-asian="normal" style:font-name-complex="Times New Roman" style:font-weight-complex="normal"/>
    </style:style>
    <style:style style:name="T161" style:family="text">
      <style:text-properties fo:color="#000000" style:font-name="Times New Roman" fo:font-size="14pt" fo:language="ru" fo:country="RU" fo:font-weight="normal" officeooo:rsid="002af905" fo:background-color="transparent" loext:char-shading-value="0" style:font-name-asian="Times New Roman" style:font-weight-asian="normal" style:font-name-complex="Times New Roman" style:font-weight-complex="normal"/>
    </style:style>
    <style:style style:name="T162" style:family="text">
      <style:text-properties fo:color="#000000" style:font-name="Times New Roman" fo:font-size="14pt" fo:language="ru" fo:country="RU" fo:font-weight="normal" officeooo:rsid="002ca3c3" fo:background-color="transparent" loext:char-shading-value="0" style:font-name-asian="Times New Roman" style:font-weight-asian="normal" style:font-name-complex="Times New Roman" style:font-weight-complex="normal"/>
    </style:style>
    <style:style style:name="T163" style:family="text">
      <style:text-properties fo:color="#000000" style:font-name="Times New Roman" fo:font-size="14pt" fo:language="ru" fo:country="RU" fo:font-weight="normal" officeooo:rsid="002e0835" fo:background-color="transparent" loext:char-shading-value="0" style:font-name-asian="Times New Roman" style:font-weight-asian="normal" style:font-name-complex="Times New Roman" style:font-weight-complex="normal"/>
    </style:style>
    <style:style style:name="T164" style:family="text">
      <style:text-properties fo:color="#000000" style:font-name="Times New Roman" fo:font-size="14pt" fo:language="ru" fo:country="RU" fo:font-weight="normal" officeooo:rsid="002e97cd" fo:background-color="transparent" loext:char-shading-value="0" style:font-name-asian="Times New Roman" style:font-weight-asian="normal" style:font-name-complex="Times New Roman" style:font-weight-complex="normal"/>
    </style:style>
    <style:style style:name="T165" style:family="text">
      <style:text-properties fo:color="#000000" style:font-name="Times New Roman" fo:font-size="14pt" fo:language="ru" fo:country="RU" fo:font-weight="normal" officeooo:rsid="00308af5" fo:background-color="transparent" loext:char-shading-value="0" style:font-name-asian="Times New Roman" style:font-weight-asian="normal" style:font-name-complex="Times New Roman" style:font-weight-complex="normal"/>
    </style:style>
    <style:style style:name="T166" style:family="text">
      <style:text-properties fo:color="#000000" style:font-name="Times New Roman" fo:font-size="14pt" fo:language="ru" fo:country="RU" fo:font-weight="normal" officeooo:rsid="0031e4d9" fo:background-color="transparent" loext:char-shading-value="0" style:font-name-asian="Times New Roman" style:font-weight-asian="normal" style:font-name-complex="Times New Roman" style:font-weight-complex="normal"/>
    </style:style>
    <style:style style:name="T167" style:family="text">
      <style:text-properties fo:color="#000000" style:font-name="Times New Roman" fo:font-size="14pt" fo:language="ru" fo:country="RU" fo:font-weight="normal" officeooo:rsid="0032e501" fo:background-color="transparent" loext:char-shading-value="0" style:font-name-asian="Times New Roman" style:font-weight-asian="normal" style:font-name-complex="Times New Roman" style:font-weight-complex="normal"/>
    </style:style>
    <style:style style:name="T168" style:family="text">
      <style:text-properties fo:color="#000000" style:font-name="Times New Roman" fo:font-size="14pt" fo:language="ru" fo:country="RU" fo:font-weight="normal" officeooo:rsid="003432f5" fo:background-color="transparent" loext:char-shading-value="0" style:font-name-asian="Times New Roman" style:font-weight-asian="normal" style:font-name-complex="Times New Roman" style:font-weight-complex="normal"/>
    </style:style>
    <style:style style:name="T169" style:family="text">
      <style:text-properties fo:color="#000000" style:font-name="Times New Roman" fo:font-size="14pt" fo:language="ru" fo:country="RU" fo:font-weight="normal" officeooo:rsid="00343aae" fo:background-color="transparent" loext:char-shading-value="0" style:font-name-asian="Times New Roman" style:font-weight-asian="normal" style:font-name-complex="Times New Roman" style:font-weight-complex="normal"/>
    </style:style>
    <style:style style:name="T170" style:family="text">
      <style:text-properties fo:color="#000000" style:font-name="Times New Roman" fo:font-size="14pt" fo:language="ru" fo:country="RU" fo:font-weight="normal" officeooo:rsid="0034426e" fo:background-color="transparent" loext:char-shading-value="0" style:font-name-asian="Times New Roman" style:font-weight-asian="normal" style:font-name-complex="Times New Roman" style:font-weight-complex="normal"/>
    </style:style>
    <style:style style:name="T171" style:family="text">
      <style:text-properties fo:color="#000000" style:font-name="Times New Roman" fo:font-size="14pt" fo:language="ru" fo:country="RU" fo:font-weight="normal" officeooo:rsid="00349f84" fo:background-color="transparent" loext:char-shading-value="0" style:font-name-asian="Times New Roman" style:font-weight-asian="normal" style:font-name-complex="Times New Roman" style:font-weight-complex="normal"/>
    </style:style>
    <style:style style:name="T172" style:family="text">
      <style:text-properties fo:color="#000000" style:font-name="Times New Roman" fo:font-size="14pt" fo:language="ru" fo:country="RU" fo:font-weight="normal" officeooo:rsid="00349f84" fo:background-color="transparent" loext:char-shading-value="0" style:font-name-asian="Times New Roman" style:font-weight-asian="normal" style:font-name-complex="Times New Roman" style:font-weight-complex="normal"/>
    </style:style>
    <style:style style:name="T173" style:family="text">
      <style:text-properties fo:color="#000000" style:font-name="Times New Roman" fo:font-size="14pt" fo:language="ru" fo:country="RU" fo:font-weight="normal" officeooo:rsid="003601e1" fo:background-color="transparent" loext:char-shading-value="0" style:font-name-asian="Times New Roman" style:font-weight-asian="normal" style:font-name-complex="Times New Roman" style:font-weight-complex="normal"/>
    </style:style>
    <style:style style:name="T174" style:family="text">
      <style:text-properties fo:color="#000000" style:font-name="Times New Roman" fo:font-size="14pt" fo:language="ru" fo:country="RU" fo:font-weight="normal" officeooo:rsid="0037213f" fo:background-color="transparent" loext:char-shading-value="0" style:font-name-asian="Times New Roman" style:font-weight-asian="normal" style:font-name-complex="Times New Roman" style:font-weight-complex="normal"/>
    </style:style>
    <style:style style:name="T175" style:family="text">
      <style:text-properties fo:color="#000000" style:font-name="Times New Roman" fo:font-size="14pt" fo:language="ru" fo:country="RU" fo:font-weight="normal" officeooo:rsid="0037d2d0" fo:background-color="transparent" loext:char-shading-value="0" style:font-name-asian="Times New Roman" style:font-weight-asian="normal" style:font-name-complex="Times New Roman" style:font-weight-complex="normal"/>
    </style:style>
    <style:style style:name="T176" style:family="text">
      <style:text-properties fo:color="#000000" style:font-name="Times New Roman" fo:font-size="14pt" fo:language="ru" fo:country="RU" fo:font-weight="normal" officeooo:rsid="0039bf1d" fo:background-color="transparent" loext:char-shading-value="0" style:font-name-asian="Times New Roman" style:font-weight-asian="normal" style:font-name-complex="Times New Roman" style:font-weight-complex="normal"/>
    </style:style>
    <style:style style:name="T177" style:family="text">
      <style:text-properties fo:color="#000000" style:font-name="Times New Roman" fo:font-size="14pt" fo:language="ru" fo:country="RU" fo:font-weight="normal" officeooo:rsid="003a8ce6" fo:background-color="transparent" loext:char-shading-value="0" style:font-name-asian="Times New Roman" style:font-weight-asian="normal" style:font-name-complex="Times New Roman" style:font-weight-complex="normal"/>
    </style:style>
    <style:style style:name="T178" style:family="text">
      <style:text-properties fo:color="#000000" style:font-name="Times New Roman" fo:font-size="14pt" fo:language="ru" fo:country="RU" fo:font-weight="normal" officeooo:rsid="003bb6be" fo:background-color="transparent" loext:char-shading-value="0" style:font-name-asian="Times New Roman" style:font-weight-asian="normal" style:font-name-complex="Times New Roman" style:font-weight-complex="normal"/>
    </style:style>
    <style:style style:name="T179" style:family="text">
      <style:text-properties fo:color="#000000" style:font-name="Times New Roman" fo:font-size="14pt" fo:language="ru" fo:country="RU" fo:font-weight="normal" officeooo:rsid="003c105c" fo:background-color="transparent" loext:char-shading-value="0" style:font-name-asian="Times New Roman" style:font-weight-asian="normal" style:font-name-complex="Times New Roman" style:font-weight-complex="normal"/>
    </style:style>
    <style:style style:name="T180" style:family="text">
      <style:text-properties fo:color="#000000" style:font-name="Times New Roman" fo:font-size="14pt" fo:language="ru" fo:country="RU" fo:font-weight="normal" officeooo:rsid="003f240a" fo:background-color="transparent" loext:char-shading-value="0" style:font-name-asian="Times New Roman" style:font-weight-asian="normal" style:font-name-complex="Times New Roman" style:font-weight-complex="normal"/>
    </style:style>
    <style:style style:name="T181" style:family="text">
      <style:text-properties fo:color="#000000" style:font-name="Times New Roman" fo:font-size="14pt" fo:language="ru" fo:country="RU" fo:font-weight="normal" officeooo:rsid="003ffbaa" fo:background-color="transparent" loext:char-shading-value="0" style:font-name-asian="Times New Roman" style:font-weight-asian="normal" style:font-name-complex="Times New Roman" style:font-weight-complex="normal"/>
    </style:style>
    <style:style style:name="T182" style:family="text">
      <style:text-properties fo:color="#000000" style:font-name="Times New Roman" fo:font-size="14pt" fo:language="ru" fo:country="RU" fo:font-weight="normal" officeooo:rsid="0041ae55" fo:background-color="transparent" loext:char-shading-value="0" style:font-name-asian="Times New Roman" style:font-weight-asian="normal" style:font-name-complex="Times New Roman" style:font-weight-complex="normal"/>
    </style:style>
    <style:style style:name="T183" style:family="text">
      <style:text-properties fo:color="#000000" style:font-name="Times New Roman" fo:font-size="14pt" fo:language="ru" fo:country="RU" fo:font-weight="normal" officeooo:rsid="003f6148" fo:background-color="transparent" loext:char-shading-value="0" style:font-name-asian="Times New Roman" style:font-weight-asian="normal" style:font-name-complex="Times New Roman" style:font-weight-complex="normal"/>
    </style:style>
    <style:style style:name="T184" style:family="text">
      <style:text-properties fo:color="#000000" style:font-name="Times New Roman" fo:font-size="14pt" fo:language="ru" fo:country="RU" fo:font-weight="normal" officeooo:rsid="0043a462" fo:background-color="transparent" loext:char-shading-value="0" style:font-name-asian="Times New Roman" style:font-weight-asian="normal" style:font-name-complex="Times New Roman" style:font-weight-complex="normal"/>
    </style:style>
    <style:style style:name="T185" style:family="text">
      <style:text-properties fo:color="#000000" style:font-name="Times New Roman" fo:font-size="14pt" fo:language="ru" fo:country="RU" fo:font-weight="normal" officeooo:rsid="0043ab52" fo:background-color="transparent" loext:char-shading-value="0" style:font-name-asian="Times New Roman" style:font-weight-asian="normal" style:font-name-complex="Times New Roman" style:font-weight-complex="normal"/>
    </style:style>
    <style:style style:name="T186" style:family="text">
      <style:text-properties fo:color="#000000" style:font-name="Times New Roman" fo:font-size="14pt" fo:language="ru" fo:country="RU" fo:font-weight="normal" officeooo:rsid="0044b1da" fo:background-color="transparent" loext:char-shading-value="0" style:font-name-asian="Times New Roman" style:font-weight-asian="normal" style:font-name-complex="Times New Roman" style:font-weight-complex="normal"/>
    </style:style>
    <style:style style:name="T187" style:family="text">
      <style:text-properties fo:color="#000000" style:font-name="Times New Roman" fo:font-size="14pt" fo:language="ru" fo:country="RU" fo:font-weight="normal" officeooo:rsid="004592bd" fo:background-color="transparent" loext:char-shading-value="0" style:font-name-asian="Times New Roman" style:font-weight-asian="normal" style:font-name-complex="Times New Roman" style:font-weight-complex="normal"/>
    </style:style>
    <style:style style:name="T188" style:family="text">
      <style:text-properties fo:color="#000000" style:font-name="Times New Roman" fo:font-size="14pt" fo:language="ru" fo:country="RU" fo:font-weight="normal" officeooo:rsid="0046ef3f" fo:background-color="transparent" loext:char-shading-value="0" style:font-name-asian="Times New Roman" style:font-weight-asian="normal" style:font-name-complex="Times New Roman" style:font-weight-complex="normal"/>
    </style:style>
    <style:style style:name="T189" style:family="text">
      <style:text-properties fo:color="#000000" style:font-name="Times New Roman" fo:font-size="14pt" fo:language="ru" fo:country="RU" fo:font-weight="normal" officeooo:rsid="00484a91" fo:background-color="transparent" loext:char-shading-value="0" style:font-name-asian="Times New Roman" style:font-weight-asian="normal" style:font-name-complex="Times New Roman" style:font-weight-complex="normal"/>
    </style:style>
    <style:style style:name="T190" style:family="text">
      <style:text-properties fo:color="#000000" style:font-name="Times New Roman" fo:font-size="14pt" fo:language="ru" fo:country="RU" fo:font-weight="normal" officeooo:rsid="004bc718" fo:background-color="transparent" loext:char-shading-value="0" style:font-name-asian="Times New Roman" style:font-weight-asian="normal" style:font-name-complex="Times New Roman" style:font-weight-complex="normal"/>
    </style:style>
    <style:style style:name="T191" style:family="text">
      <style:text-properties fo:color="#000000" style:font-name="Times New Roman" fo:font-size="14pt" fo:language="ru" fo:country="RU" fo:font-weight="normal" officeooo:rsid="004c47e5" fo:background-color="transparent" loext:char-shading-value="0" style:font-name-asian="Times New Roman" style:font-weight-asian="normal" style:font-name-complex="Times New Roman" style:font-weight-complex="normal"/>
    </style:style>
    <style:style style:name="T192" style:family="text">
      <style:text-properties fo:color="#000000" style:font-name="Times New Roman" fo:font-size="14pt" fo:language="ru" fo:country="RU" fo:font-weight="normal" officeooo:rsid="004d2373" fo:background-color="transparent" loext:char-shading-value="0" style:font-name-asian="Times New Roman" style:font-weight-asian="normal" style:font-name-complex="Times New Roman" style:font-weight-complex="normal"/>
    </style:style>
    <style:style style:name="T193" style:family="text">
      <style:text-properties fo:color="#000000" style:font-name="Times New Roman" fo:font-size="14pt" fo:language="ru" fo:country="RU" fo:font-weight="normal" officeooo:rsid="004e39bf" fo:background-color="transparent" loext:char-shading-value="0" style:font-name-asian="Times New Roman" style:font-weight-asian="normal" style:font-name-complex="Times New Roman" style:font-weight-complex="normal"/>
    </style:style>
    <style:style style:name="T194" style:family="text">
      <style:text-properties fo:color="#000000" style:font-name="Times New Roman" fo:font-size="14pt" fo:language="ru" fo:country="RU" fo:font-weight="normal" officeooo:rsid="004e6430" fo:background-color="transparent" loext:char-shading-value="0" style:font-name-asian="Times New Roman" style:font-weight-asian="normal" style:font-name-complex="Times New Roman" style:font-weight-complex="normal"/>
    </style:style>
    <style:style style:name="T195" style:family="text">
      <style:text-properties fo:color="#000000" style:font-name="Times New Roman" fo:font-size="14pt" fo:language="ru" fo:country="RU" fo:font-weight="normal" officeooo:rsid="004e9eac" fo:background-color="transparent" loext:char-shading-value="0" style:font-name-asian="Times New Roman" style:font-weight-asian="normal" style:font-name-complex="Times New Roman" style:font-weight-complex="normal"/>
    </style:style>
    <style:style style:name="T196" style:family="text">
      <style:text-properties fo:color="#000000" style:font-name="Times New Roman" fo:font-size="14pt" fo:language="ru" fo:country="RU" fo:font-weight="normal" officeooo:rsid="0050755d" fo:background-color="transparent" loext:char-shading-value="0" style:font-name-asian="Times New Roman" style:font-weight-asian="normal" style:font-name-complex="Times New Roman" style:font-weight-complex="normal"/>
    </style:style>
    <style:style style:name="T197" style:family="text">
      <style:text-properties fo:color="#000000" style:font-name="Times New Roman" fo:font-size="14pt" fo:language="ru" fo:country="RU" fo:font-weight="normal" officeooo:rsid="0050a7a9" fo:background-color="transparent" loext:char-shading-value="0" style:font-name-asian="Times New Roman" style:font-weight-asian="normal" style:font-name-complex="Times New Roman" style:font-weight-complex="normal"/>
    </style:style>
    <style:style style:name="T198" style:family="text">
      <style:text-properties fo:color="#000000" style:font-name="Times New Roman" fo:font-size="14pt" fo:language="ru" fo:country="RU" fo:font-weight="normal" officeooo:rsid="0051ee20" fo:background-color="transparent" loext:char-shading-value="0" style:font-name-asian="Times New Roman" style:font-weight-asian="normal" style:font-name-complex="Times New Roman" style:font-weight-complex="normal"/>
    </style:style>
    <style:style style:name="T199" style:family="text">
      <style:text-properties fo:color="#000000" style:font-name="Times New Roman" fo:font-size="14pt" fo:language="ru" fo:country="RU" fo:font-weight="normal" officeooo:rsid="00572853" fo:background-color="transparent" loext:char-shading-value="0" style:font-name-asian="Times New Roman" style:font-weight-asian="normal" style:font-name-complex="Times New Roman" style:font-weight-complex="normal"/>
    </style:style>
    <style:style style:name="T200" style:family="text">
      <style:text-properties fo:color="#000000" style:font-name="Times New Roman" fo:font-size="14pt" fo:language="ru" fo:country="RU" fo:font-weight="normal" officeooo:rsid="005736da" fo:background-color="transparent" loext:char-shading-value="0" style:font-name-asian="Times New Roman" style:font-weight-asian="normal" style:font-name-complex="Times New Roman" style:font-weight-complex="normal"/>
    </style:style>
    <style:style style:name="T201" style:family="text">
      <style:text-properties fo:color="#000000" style:font-name="Times New Roman" fo:font-size="14pt" fo:language="ru" fo:country="RU" fo:font-weight="normal" officeooo:rsid="0058e3a5" fo:background-color="transparent" loext:char-shading-value="0" style:font-name-asian="Times New Roman" style:font-weight-asian="normal" style:font-name-complex="Times New Roman" style:font-weight-complex="normal"/>
    </style:style>
    <style:style style:name="T202" style:family="text">
      <style:text-properties fo:color="#000000" style:font-name="Liberation Serif" fo:font-size="10pt" fo:language="ru" fo:country="RU" officeooo:rsid="0053a25f" style:font-name-asian="Times New Roman" style:font-size-asian="10pt" style:font-name-complex="Liberation Serif" style:font-size-complex="10pt"/>
    </style:style>
    <style:style style:name="T203" style:family="text">
      <style:text-properties fo:color="#000000" style:font-name="Liberation Serif" fo:font-size="10pt" fo:language="en" fo:country="US" officeooo:rsid="0053a25f" style:font-name-asian="Times New Roman" style:font-size-asian="10pt" style:font-name-complex="Liberation Serif" style:font-size-complex="10pt"/>
    </style:style>
    <style:style style:name="T204" style:family="text">
      <style:text-properties fo:color="#000000" style:font-name="Liberation Serif" fo:font-size="10pt" fo:language="en" fo:country="US" officeooo:rsid="0051ee20" style:font-name-asian="Times New Roman" style:font-size-asian="10pt" style:font-name-complex="Liberation Serif" style:font-size-complex="10pt"/>
    </style:style>
    <style:style style:name="T205" style:family="text">
      <style:text-properties officeooo:rsid="00143c66"/>
    </style:style>
    <style:style style:name="T206" style:family="text">
      <style:text-properties officeooo:rsid="0015ddd6"/>
    </style:style>
    <style:style style:name="T207" style:family="text">
      <style:text-properties fo:language="en" fo:country="US" officeooo:rsid="0051ee20"/>
    </style:style>
    <style:style style:name="T208" style:family="text">
      <style:text-properties officeooo:rsid="0051ee20"/>
    </style:style>
    <style:style style:name="T209" style:family="text">
      <style:text-properties officeooo:rsid="0053a25f"/>
    </style:style>
    <style:style style:name="T210" style:family="text">
      <style:text-properties officeooo:rsid="00572853"/>
    </style:style>
    <style:style style:name="T211" style:family="text">
      <style:text-properties officeooo:rsid="0058e3a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Минобрнауки России</text:p>
      <text:p text:style-name="P2">Федеральное государственное бюджетное образовательное учреждение высшего образования <text:line-break/>«Тульский государственный университет»</text:p>
      <text:p text:style-name="P2">Интернет-институт ТулГУ</text:p>
      <text:p text:style-name="P2">Кафедра иностранных языков</text:p>
      <text:p text:style-name="P3"/>
      <text:p text:style-name="P3"/>
      <text:p text:style-name="P3"/>
      <text:p text:style-name="P3"/>
      <text:p text:style-name="P3"/>
      <text:p text:style-name="P3"/>
      <text:p text:style-name="P3"/>
      <text:p text:style-name="P3"/>
      <text:p text:style-name="P3">Контрольная работа <text:span text:style-name="T205">№ 1</text:span></text:p>
      <text:p text:style-name="P1"><text:span text:style-name="T127">по дисциплине «</text:span><text:span text:style-name="T129">Иностранный язык (английский язык)</text:span><text:span text:style-name="T127">»</text:span></text:p>
      <text:p text:style-name="P3"/>
      <text:p text:style-name="P3"/>
      <text:p text:style-name="P3"/>
      <text:p text:style-name="P3">Вариант 3</text:p>
      <text:p text:style-name="P3"/>
      <text:p text:style-name="P3"/>
      <text:p text:style-name="P3"/>
      <text:p text:style-name="P3"/>
      <text:p text:style-name="P3"/>
      <text:p text:style-name="P3"/>
      <text:p text:style-name="P3"/>
      <text:p text:style-name="P3"/>
      <text:p text:style-name="P3"/>
      <text:p text:style-name="P1"/>
      <table:table table:name="Таблица1" table:style-name="Таблица1">
        <table:table-column table:style-name="Таблица1.A"/>
        <table:table-column table:style-name="Таблица1.B"/>
        <table:table-row table:style-name="TableLine94125153577552">
          <table:table-cell table:style-name="Таблица1.A1" office:value-type="string">
            <text:p text:style-name="P4">Выполнил: <text:tab/></text:p>
          </table:table-cell>
          <table:table-cell table:style-name="Таблица1.B1" office:value-type="string">
            <text:p text:style-name="P5">Артемов Александр Евгеньевич,</text:p>
          </table:table-cell>
        </table:table-row>
        <table:table-row table:style-name="TableLine94125153234064">
          <table:table-cell table:style-name="Таблица1.A2" office:value-type="string">
            <text:p text:style-name="P4"/>
          </table:table-cell>
          <table:table-cell table:style-name="Таблица1.B2" office:value-type="string">
            <text:p text:style-name="P5">гр. ИБ262521-ф,</text:p>
          </table:table-cell>
        </table:table-row>
        <table:table-row table:style-name="TableLine94125153235328">
          <table:table-cell table:style-name="Таблица1.A3" office:value-type="string">
            <text:p text:style-name="P4"/>
          </table:table-cell>
          <table:table-cell table:style-name="Таблица1.B3" office:value-type="string">
            <text:p text:style-name="P5">прикладная информатика в промышленности</text:p>
          </table:table-cell>
        </table:table-row>
      </table:table>
      <text:p text:style-name="P4"/>
      <text:p text:style-name="P4"/>
      <table:table table:name="Таблица2" table:style-name="Таблица2">
        <table:table-column table:style-name="Таблица2.A"/>
        <table:table-column table:style-name="Таблица2.B"/>
        <table:table-row table:style-name="TableLine94125153243136">
          <table:table-cell table:style-name="Таблица2.A1" office:value-type="string">
            <text:p text:style-name="P4">Проверил: <text:tab/></text:p>
          </table:table-cell>
          <table:table-cell table:style-name="Таблица2.B1" office:value-type="string">
            <text:p text:style-name="P6">Исаева Анастасия Юрьевна,</text:p>
          </table:table-cell>
        </table:table-row>
        <table:table-row table:style-name="TableLine94125153269296">
          <table:table-cell table:style-name="Таблица2.A2" office:value-type="string">
            <text:p text:style-name="P4"/>
          </table:table-cell>
          <table:table-cell table:style-name="Таблица2.B2" office:value-type="string">
            <text:p text:style-name="P5">канд. филол. наук, доц.</text:p>
          </table:table-cell>
        </table:table-row>
      </table:table>
      <text:p text:style-name="P4"/>
      <text:p text:style-name="P4"><text:tab/><text:tab/><text:tab/><text:tab/><text:tab/></text:p>
      <text:p text:style-name="P1"/>
      <text:p text:style-name="P1"/>
      <text:p text:style-name="P3"/>
      <text:p text:style-name="P3"/>
      <text:p text:style-name="P3"/>
      <text:p text:style-name="P3">Тула - 2022 год</text:p>
      <text:p text:style-name="P8"><text:soft-page-break/>Ссылка на источник:</text:p>
      <text:p text:style-name="P7"><text:a xlink:type="simple" xlink:href="https://www.britannica.com/science/computer-science" text:style-name="Internet_20_link" text:visited-style-name="Visited_20_Internet_20_Link"><text:span text:style-name="Internet_20_link"><text:span text:style-name="T128">https://www.britannica.com/science/computer-science</text:span></text:span></text:a></text:p>
      <text:p text:style-name="P9"/>
      <text:p text:style-name="P15">Computer science</text:p>
      <text:p text:style-name="P14"/>
      <text:p text:style-name="P16">Computer science, the study of computers and computing, including their theoretical and algorithmic foundations, hardware and software, and their uses for processing information. The discipline of computer science includes the study of algorithms and data structures, computer and network design, modeling data and information processes, and artificial intelligence. Computer science draws some of its foundations from mathematics and engineering and therefore incorporates techniques from areas such as queueing theory, probability and statistics, and electronic circuit design. Computer science also makes heavy use of hypothesis testing and experimentation during the conceptualization, design, measurement, and refinement of new algorithms, information structures, and computer architectures.</text:p>
      <text:p text:style-name="P16">Computer science is considered as part of a family of five separate yet interrelated disciplines: computer engineering, computer science, information systems, information technology, and software engineering. This family has come to be known collectively as the discipline of computing. These five disciplines are interrelated in the sense that computing is their object of study, but they are separate since each has its own research perspective and curricular focus. (Since 1991 the Association for Computing Machinery [ACM], the IEEE Computer Society [IEEE-CS], and the Association for Information Systems [AIS] have collaborated to develop and update the taxonomy of these five interrelated disciplines and the guidelines that educational institutions worldwide use for their undergraduate, graduate, and research programs.)</text:p>
      <text:p text:style-name="P16">The major subfields of computer science include the traditional study of computer architecture, programming languages, and software development. However, they also include computational science (the use of algorithmic techniques for modeling scientific data), graphics and visualization, human-computer interaction, databases and information systems, networks, and the social and professional issues that are unique to the practice of computer science. As may be evident, some of these subfields overlap in their activities with other modern fields, such as bioinformatics and computational chemistry. These overlaps are the consequence of a tendency among computer scientists to recognize and act upon their field’s many interdisciplinary connections.</text:p>
      <text:p text:style-name="P16">Development of computer science</text:p>
      <text:p text:style-name="P16">Computer science emerged as an independent discipline in the early 1960s, although the electronic digital computer that is the object of its study was invented some two decades earlier. The roots of computer science lie primarily in the related fields of mathematics, electrical engineering, physics, and management information systems.</text:p>
      <text:p text:style-name="P20"><text:span text:style-name="T130">Mathematics is the source of two key concepts in the development of the computer—the idea that all information can be represented as sequences of zeros </text:span><text:soft-page-break/><text:span text:style-name="T130">and ones and the abstract notion of a “stored program.” In the binary number system, numbers are represented by a sequence of the binary digits 0 and 1 in the same way that numbers in the familiar decimal system are represented using the digits 0 through 9. The relative ease with which two states (e.g., high and low voltage) can be realized in electrical and electronic devices led naturally to the binary digit, or bit, becoming the basic unit of data storage and transmission in a computer system.</text:span></text:p>
      <text:p text:style-name="P28">Electrical engineering provides the basics of circuit design—namely, the idea that electrical impulses input to a circuit can be combined using Boolean algebra to produce arbitrary outputs. (The Boolean algebra developed in the 19th century supplied a formalism for designing a circuit with binary input values of zeros and ones [false or true, respectively, in the terminology of logic] to yield any desired combination of zeros and ones as output.) The invention of the transistor and the miniaturization of circuits, along with the invention of electronic, magnetic, and optical media for the storage and transmission of information, resulted from advances in electrical engineering and physics.</text:p>
      <text:p text:style-name="P28">Management information systems, originally called data processing systems, provided early ideas from which various computer science concepts such as sorting, searching, databases, information retrieval, and graphical user interfaces evolved. Large corporations housed computers that stored information that was central to the activities of running a business—payroll, accounting, inventory management, production control, shipping, and receiving.</text:p>
      <text:p text:style-name="P28">Theoretical work on computability, which began in the 1930s, provided the needed extension of these advances to the design of whole machines; a milestone was the 1936 specification of the Turing machine (a theoretical computational model that carries out instructions represented as a series of zeros and ones) by the British mathematician Alan Turing and his proof of the model’s computational power. Another breakthrough was the concept of the stored-program computer, usually credited to Hungarian American mathematician John von Neumann. These are the origins of the computer science field that later became known as architecture and organization.</text:p>
      <text:p text:style-name="P28">In the 1950s, most computer users worked either in scientific research labs or in large corporations. The former group used computers to help them make complex mathematical calculations (e.g., missile trajectories), while the latter group used computers to manage large amounts of corporate data (e.g., payrolls and inventories). Both groups quickly learned that writing programs in the machine language of zeros and ones was not practical or reliable. This discovery led to the development of assembly language in the early 1950s, which allows programmers to use symbols for instructions (e.g., ADD for addition) and variables (e.g., X). Another program, known as an assembler, translated these symbolic programs into an equivalent binary program whose steps the computer could carry out, or “execute.”</text:p>
      <text:p text:style-name="P36"><text:span text:style-name="T130">Other system software elements known as linking loaders were developed to combine pieces of assembled code and load them into the computer’s memory, where they could be executed. The concept of linking separate pieces of code was </text:span><text:soft-page-break/><text:span text:style-name="T130">important, since it allowed “libraries” of programs for carrying out common tasks to be reused. This was a first step in the development of the computer science field called software engineering.</text:span></text:p>
      <text:p text:style-name="P14">Later in the 1950s, assembly language was found to be so cumbersome that the development of high-level languages (closer to natural languages) began to support easier, faster programming. FORTRAN emerged as the main high-level language for scientific programming, while COBOL became the main language for business programming. These languages carried with them the need for different software, called compilers, that translate high-level language programs into machine code. As programming languages became more powerful and abstract, building compilers that create high-quality machine code and that are efficient in terms of execution speed and storage consumption became a challenging computer science problem. The design and implementation of high-level languages is at the heart of the computer science field called programming languages.</text:p>
      <text:p text:style-name="P14">Increasing use of computers in the early 1960s provided the impetus for the development of the first operating systems, which consisted of system-resident software that automatically handled input and output and the execution of programs called “jobs.” The demand for better computational techniques led to a resurgence of interest in numerical methods and their analysis, an activity that expanded so widely that it became known as computational science.</text:p>
      <text:p text:style-name="P14">The 1970s and ’80s saw the emergence of powerful computer graphics devices, both for scientific modeling and other visual activities. (Computerized graphical devices were introduced in the early 1950s with the display of crude images on paper plots and cathode-ray tube [CRT] screens.) Expensive hardware and the limited availability of software kept the field from growing until the early 1980s, when the computer memory required for bitmap graphics (in which an image is made up of small rectangular pixels) became more affordable. Bitmap technology, together with high-resolution display screens and the development of graphics standards that make software less machine-dependent, has led to the explosive growth of the field. Support for all these activities evolved into the field of computer science known as graphics and visual computing.</text:p>
      <text:p text:style-name="P14">Closely related to this field is the design and analysis of systems that interact directly with users who are carrying out various computational tasks. These systems came into wide use during the 1980s and ’90s, when line-edited interactions with users were replaced by graphical user interfaces (GUIs). GUI design, which was pioneered by Xerox and was later picked up by Apple (Macintosh) and finally by Microsoft (Windows), is important because it constitutes what people see and do when they interact with a computing device. The design of appropriate user interfaces for all types of users has evolved into the computer science field known as human-computer interaction (HCI).</text:p>
      <text:p text:style-name="P10"><text:span text:style-name="T130">The field of computer architecture and organization has also evolved dramatically since the first stored-program computers were developed in the 1950s. So called time-sharing systems emerged in the 1960s to allow several users to run programs at the same time from different terminals that were hard-wired to the computer. The 1970s saw the development of the first wide-area computer </text:span><text:soft-page-break/><text:span text:style-name="T130">networks (WANs) and protocols for transferring information at high speeds between computers separated by large distances. As these activities evolved, they coalesced into the computer science field called networking and communications. A major accomplishment of this field was the development of the Internet.</text:span></text:p>
      <text:p text:style-name="P14">The idea that instructions, as well as data, could be stored in a computer’s memory was critical to fundamental discoveries about the theoretical behaviour of algorithms. That is, questions such as, “What can/cannot be computed?” have been formally addressed using these abstract ideas. These discoveries were the origin of the computer science field known as algorithms and complexity. A key part of this field is the study and application of data structures that are appropriate to different applications. Data structures, along with the development of optimal algorithms for inserting, deleting, and locating data in such structures, are a major concern of computer scientists because they are so heavily used in computer software, most notably in compilers, operating systems, file systems, and search engines.</text:p>
      <text:p text:style-name="P26">Информатика</text:p>
      <text:p text:style-name="P18"/>
      <text:p text:style-name="P19"><text:span text:style-name="T133">Информатика – это изучение компьютеров и вычислений, включая их теоретические и алгоритмические основы, аппаратное и программное обеспечение и их использование для обработки информации. Дисциплина информатики включает изучение алгоритмов и структур данных, проектирование компьютеров и сетей, моделирование данных и информационных процессов, а так же искусственный интеллект. </text:span><text:span text:style-name="T134">Информатика б</text:span><text:span text:style-name="T135">ерет некоторые из своих основ из математики и техники и, следовательно, </text:span><text:span text:style-name="T136">включает</text:span><text:span text:style-name="T135"> в себя методы из таких областей, как теория </text:span><text:span text:style-name="T136">очередей</text:span><text:span text:style-name="T135">, </text:span><text:span text:style-name="T136">теория в</text:span><text:span text:style-name="T135">ероятност</text:span><text:span text:style-name="T136">и</text:span><text:span text:style-name="T135"> и статистика, а также проектирование электронных схем. </text:span><text:span text:style-name="T137">Информатика также применяет интенсивное использование проверок предположений и экспер</text:span><text:span text:style-name="T138">и</text:span><text:span text:style-name="T137">ментирование вовремя концептуализации, проектирования, измерения и улучшения новых алгоритмов, информационных структур и </text:span><text:span text:style-name="T138">компьютерных архитектур.</text:span></text:p>
      <text:p text:style-name="P11"><text:span text:style-name="T139">Информатика рассматривается как часть семейства из пяти раздельных, но взаимосвязанных дисциплин: </text:span><text:span text:style-name="T140">компьютерная техника, </text:span><text:span text:style-name="T141">информатика, информационные системы, информационные технологии и разработка программного обеспечения. </text:span><text:span text:style-name="T142">Это семейство стало известным под общим названием как </text:span><text:span text:style-name="T144">вычислительная техника</text:span><text:span text:style-name="T142">. </text:span><text:span text:style-name="T143">Эти пять дисциплин взаимосвязаны в смысле, что </text:span><text:span text:style-name="T144">вычислительная техника</text:span><text:span text:style-name="T143"> — это объект их изучения, но они разделены, так как каждая имеет свой соб</text:span><text:span text:style-name="T144">ственную перспективу исследований и учебную направленность. </text:span><text:span text:style-name="T145">(С 1991 года Ассоциация вычислительной техники [ACM], </text:span><text:span text:style-name="T146">компьютерное </text:span><text:span text:style-name="T145">сообщество Институт</text:span><text:span text:style-name="T146">а</text:span><text:span text:style-name="T145"> инженеров электротехники и электроники </text:span><text:span text:style-name="T154">[IEEE-CS] </text:span><text:span text:style-name="T153">и ассоциация Информационных систем [</text:span><text:span text:style-name="T131">AIS</text:span><text:span text:style-name="T153">] </text:span><text:span text:style-name="T155">сотруднича</text:span><text:span text:style-name="T158">ют</text:span><text:span text:style-name="T155">, </text:span><text:span text:style-name="T157">чтобы развивать и</text:span><text:span text:style-name="T155"> обновл</text:span><text:span text:style-name="T157">ять</text:span><text:span text:style-name="T155"> </text:span><text:span text:style-name="T156">систематик</text:span><text:span text:style-name="T157">у</text:span><text:span text:style-name="T155"> этих пяти взаимосвязанных дисциплин </text:span><text:span text:style-name="T157">и методические рекомендации, которые используют учебные заведения по всему миру для </text:span><text:span text:style-name="T158">своих программ бакалавриата, магистратуры и исследовательских программ.)</text:span></text:p>
      <text:p text:style-name="P12"><text:span text:style-name="T147">О</text:span><text:span text:style-name="T148">сновные подразделы информатики включают традиционное изучение компьютерной архитектуры, языков программирования и разработки программного обеспечения. Однако, они также включают вычислительную науку (использование алгоритмических техник для моделирования научных данных</text:span><text:span text:style-name="T149">)</text:span><text:span text:style-name="T148">, графику и визуализацию, взаимодействие человека с компьютером, базы данных и информационные системы, компьютерные сети, </text:span><text:span text:style-name="T149">а также социальные и профессиональные проблемы, которые уникальны в практике информатики. </text:span><text:span text:style-name="T150">Как может быть очевидно, некоторые из этих подразделов </text:span><text:span text:style-name="T151">совпадают</text:span><text:span text:style-name="T150"> с другими современными областями, такими как биоинформатика и вычислительная химия. Эти </text:span><text:span text:style-name="T151">совпадения</text:span><text:span text:style-name="T150"> </text:span><text:span text:style-name="T152">являются последствием тенденции среди ученых-информатиков распознавать и действовать на многих междисциплинарных связях в своей области.</text:span></text:p>
      <text:p text:style-name="P27"/>
      <text:p text:style-name="P21"><text:span text:style-name="T206">Р</text:span>азвитие информатики</text:p>
      <text:p text:style-name="P13"><text:span text:style-name="T160">Информатика возникла как независимая дисциплина в ранних шестидесятых</text:span><text:span text:style-name="T160"><text:note text:id="ftn1" text:note-class="footnote"><text:note-citation>1</text:note-citation><text:note-body><text:p text:style-name="P23">Имеется ввиду начало 60-х годов XX века.</text:p></text:note-body></text:note></text:span><text:span text:style-name="T160">, </text:span><text:span text:style-name="T161">несмотря на то, что </text:span><text:span text:style-name="T162">электронно-цифров</text:span><text:span text:style-name="T163">ой</text:span><text:span text:style-name="T162"> компьютер, являющиеся объектом </text:span><text:span text:style-name="T163">ее</text:span><text:span text:style-name="T162"> изучения, был изобретен </text:span><text:span text:style-name="T163">примерно</text:span><text:span text:style-name="T162"> два десятилетия ранее. Кор</text:span><text:span text:style-name="T163">ни</text:span><text:span text:style-name="T162"> информатики леж</text:span><text:span text:style-name="T163">а</text:span><text:span text:style-name="T162">т </text:span><text:span text:style-name="T163">прежде всего</text:span><text:span text:style-name="T162"> в смежных областях математики, электро</text:span><text:span text:style-name="T169">техники</text:span><text:span text:style-name="T162">, физики и информационных систем управления.</text:span></text:p>
      <text:p text:style-name="P30"><text:span text:style-name="T162">М</text:span><text:span text:style-name="T159">атематика является источником двух ключевых концепций в развитии компьютеров <text:s/>- идея того, что вся информация может быть представлена как последовательность нулей и единиц и абстрактное понятие «сохраненная программа». В двоичной системе счисления числа представлены как последовательность двоичных </text:span><text:span text:style-name="T164">цифр</text:span><text:span text:style-name="T159"> 0 и 1 </text:span><text:span text:style-name="T164">тем же самым способом, как числа в знакомой десятичной системе представлены с использованием цифр от 0 до 9. </text:span><text:span text:style-name="T165">Относительная простота, с которой два состояния (</text:span><text:span text:style-name="T166">к примеру, высокое и низкое напряжение) мо</text:span><text:span text:style-name="T167">гу</text:span><text:span text:style-name="T166">т быть реализован</text:span><text:span text:style-name="T167">ы</text:span><text:span text:style-name="T166"> в электрических и электронных устройствах, </text:span><text:span text:style-name="T167">привела естественн</text:span><text:span text:style-name="T168">ым образом</text:span><text:span text:style-name="T167"> к двоичной цифре или биту, </text:span><text:span text:style-name="T168">который </text:span><text:span text:style-name="T167">ста</text:span><text:span text:style-name="T168">л</text:span><text:span text:style-name="T167"> </text:span><text:span text:style-name="T168">основной единицей</text:span><text:span text:style-name="T167"> </text:span><text:span text:style-name="T168">хранения</text:span><text:span text:style-name="T167"> и передачи данных в компьютерной системе.</text:span></text:p>
      <text:p text:style-name="P31"><text:span text:style-name="T167">Э</text:span><text:span text:style-name="T169">лектротехника обеспечивает основы проектирования схем, а именно </text:span><text:span text:style-name="T170">иде</text:span><text:span text:style-name="T171">ю</text:span><text:span text:style-name="T170"> о том, что электрические импульсы, поданые на вход схемы, мо</text:span><text:span text:style-name="T171">жно</text:span><text:span text:style-name="T170"> скомбинирова</text:span><text:span text:style-name="T171">ть</text:span><text:span text:style-name="T170">, используя булеву алгебру, для производства произвольных <text:s/>импульсов на выходе. </text:span><text:span text:style-name="T171">(Булева алгебра, развитая в 19 веке, предоставила </text:span><text:span text:style-name="T172">формализм</text:span><text:span text:style-name="T171"> для конструирования схем с двоичными входными значениями из нулей и единиц [ложь или истина, соответственно, в терминологии логики], </text:span><text:span text:style-name="T173"><text:s/>для получения любой желаемой комбинации нулей и единиц на выходе</text:span><text:span text:style-name="T171">.</text:span><text:span text:style-name="T173">) Изобретение транзистора и мини</text:span><text:span text:style-name="T174">атюри</text:span><text:span text:style-name="T173">зация схем </text:span><text:span text:style-name="T174">вместе с изобретением электронных, магнитных и оптических носителей для хранения и передачи информации </text:span><text:span text:style-name="T175">стали результатом достижений электротехники и физики.</text:span></text:p>
      <text:p text:style-name="P32"><text:span text:style-name="T176"><text:s/>Информационны</text:span><text:span text:style-name="T179">е</text:span><text:span text:style-name="T176"> систем</text:span><text:span text:style-name="T179">ы</text:span><text:span text:style-name="T176"> </text:span><text:span text:style-name="T175">у</text:span><text:span text:style-name="T176">правлени</text:span><text:span text:style-name="T179">я</text:span><text:span text:style-name="T176">, изначально названн</text:span><text:span text:style-name="T179">ые</text:span><text:span text:style-name="T176"> как системы обработки данных, </text:span><text:span text:style-name="T179">предоставили</text:span><text:span text:style-name="T176"> </text:span><text:span text:style-name="T177">ранние идеи, из которых </text:span><text:span text:style-name="T179">были развиты</text:span><text:span text:style-name="T177"> различные концепции информатики, такие как сортировка, поиск, базы данных, </text:span><text:span text:style-name="T178">поиск информации и графический интерфейс пользователя. В крупных корпорациях размещались компьютеры, на которых хранилась информация, имеющая центральное значение для ведения бизнеса — </text:span><text:span text:style-name="T180">платежн</text:span><text:span text:style-name="T192">ые</text:span><text:span text:style-name="T180"> ведомост</text:span><text:span text:style-name="T192">и</text:span><text:span text:style-name="T178">, бухгалтерского учета, управления запасами, производственного контроля, </text:span><text:span text:style-name="T180">доставки</text:span><text:span text:style-name="T178"> и получения.</text:span></text:p>
      <text:p text:style-name="P33"><text:span text:style-name="T178">Т</text:span><text:span text:style-name="T183">еоретическая работа по вычисляемости, которая началась в 1930-х, </text:span><text:span text:style-name="T181">обеспечили необходимое продвижение этих достижений для проектирования <text:s/>целых машин; </text:span><text:span text:style-name="T182">ключевым событием стало в 1936 году описание «Машины Тьюринга» (теоретической вычислительной модел</text:span><text:span text:style-name="T185">и</text:span><text:span text:style-name="T182">, </text:span><text:span text:style-name="T184">которая выполняет инструкции, представленные как серия нулей и единиц) британским математиком Аланом Тьюрингом и его доказательство вычислительной мощности модели. </text:span><text:span text:style-name="T186">Еще одним прорывом была концепция </text:span><text:span text:style-name="T187">компьютера с хранимой программой</text:span><text:span text:style-name="T187"><text:note text:id="ftn0" text:note-class="footnote"><text:note-citation>2</text:note-citation><text:note-body><text:p text:style-name="P22">Архитектура фон Неймана - широко известный принцип совместного хранения команд и данных в памяти компьютера.</text:p></text:note-body></text:note></text:span><text:span text:style-name="T187">, </text:span><text:span text:style-name="T188">которую обычно приписывают венгеро-американскому математику Джону фон Нейману. </text:span><text:span text:style-name="T189">Это изначальные области информатики, которые позже стали известны как архитектура и организация.</text:span></text:p>
      <text:p text:style-name="P34"><text:soft-page-break/><text:span text:style-name="T189">В </text:span><text:span text:style-name="T190">1950-х большинство компьютерных пользователей работало либо в исследовательских научных лабораториях, либо в больших корпорациях. Первая группа использова</text:span><text:span text:style-name="T191">ла</text:span><text:span text:style-name="T190"> компьютеры, </text:span><text:span text:style-name="T193">с целью</text:span><text:span text:style-name="T190"> помочь произвести сложные математические вычисления (к примеру, траектории ракет), </text:span><text:span text:style-name="T191">пока другая группа использовала компьютеры для управления </text:span><text:span text:style-name="T192">большими объемами корпоративных данных </text:span><text:span text:style-name="T190">(к примеру, </text:span><text:span text:style-name="T180">платежн</text:span><text:span text:style-name="T192">ые</text:span><text:span text:style-name="T180"> ведомост</text:span><text:span text:style-name="T192">и и инвентаризационные описи</text:span><text:span text:style-name="T190">). </text:span><text:span text:style-name="T193">Обе группы быстро </text:span><text:span text:style-name="T195">усвоили</text:span><text:span text:style-name="T193">, что написание программ на машинном языке нулей и единиц не </text:span><text:span text:style-name="T194">было</text:span><text:span text:style-name="T193"> практичн</text:span><text:span text:style-name="T194">ым</text:span><text:span text:style-name="T193"> или </text:span><text:span text:style-name="T194">надежным. Это </text:span><text:span text:style-name="T195">открытие привело к развитию языка сборки, </text:span><text:span text:style-name="T196">который позволил программистам использовать символы для написания инструкций (например, </text:span><text:span text:style-name="T132">ADD</text:span><text:span text:style-name="T196"> для добавления) и переменных (например, Х). </text:span><text:span text:style-name="T197">Еще одна программа, известная как ассемблер, переводила эти символические программы в эквивалентн</text:span><text:span text:style-name="T198">ую</text:span><text:span text:style-name="T197"> </text:span><text:span text:style-name="T198">двоичную</text:span><text:span text:style-name="T197"> прог</text:span><text:span text:style-name="T198">рамму, чьи шаги компьютер мог бы выполнить или «исполнить</text:span><text:span text:style-name="T198"><text:note text:id="ftn2" text:note-class="footnote"><text:note-citation>3</text:note-citation><text:note-body><text:p text:style-name="P24"><text:span text:style-name="T208">В оригинале </text:span><text:span text:style-name="T207">execute</text:span><text:span text:style-name="T208"> — </text:span><text:span text:style-name="T209">в семействе Windows большинство файл</text:span><text:span text:style-name="T202">ов программ (исполняемых файлов) имеют расширение </text:span><text:span text:style-name="T203">exe</text:span><text:span text:style-name="T202">, сокращение от </text:span><text:span text:style-name="T204">execute.</text:span></text:p></text:note-body></text:note></text:span><text:span text:style-name="T198">».</text:span></text:p>
      <text:p text:style-name="P35"><text:span text:style-name="T199">Другими элементами системы программного обеспечения, известные как связывающие загрузчики, были разработаны для комбинирования частей собранного кода и загрузки их в память компьютера, где они могли бы выполняться. </text:span><text:span text:style-name="T200">Концепция связывания различных частей кода была важна, так как позволяла быть переиспользованн</text:span><text:span text:style-name="T201">ыми </text:span><text:span text:style-name="T200">«библиотекам» программ для выполнения общих задач. </text:span><text:span text:style-name="T201">Это был первый шаг в развитии области информатики называемой разработка программного обеспечения.</text:span></text:p>
      <text:p text:style-name="P17"/>
      <text:p text:style-name="P2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ourier New" svg:font-family="'Courier New'"/>
    <style:font-face style:name="Liberation Sans" svg:font-family="'Liberation Sans'"/>
    <style:font-face style:name="Liberation Serif" svg:font-family="'Liberation Serif'"/>
    <style:font-face style:name="OpenSymbol" svg:font-family="OpenSymbol"/>
    <style:font-face style:name="Symbol" svg:font-family="Symbol"/>
    <style:font-face style:name="Times New Roman" svg:font-family="'Times New Roman'"/>
    <style:font-face style:name="Wingdings" svg:font-family="Wingdings"/>
    <style:font-face style:name="Times New Roman1"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color="#000000" style:font-name="Arial" fo:font-size="11pt" fo:language="en" fo:country="US" style:font-name-asian="Arial" style:font-size-asian="12pt" style:language-asian="none" style:country-asian="none" style:font-name-complex="Arial" style:font-size-complex="12pt" style:language-complex="none" style:country-complex="none"/>
    </style:default-style>
    <style:default-style style:family="paragraph">
      <style:paragraph-properties fo:margin-top="0cm" fo:margin-bottom="0.353cm" loext:contextual-spacing="false" fo:line-height="115%" fo:text-align="start" style:justify-single-word="false" style:text-autospace="ideograph-alpha" style:punctuation-wrap="hanging" style:line-break="strict" style:tab-stop-distance="1.251cm" style:writing-mode="page"/>
      <style:text-properties fo:color="#000000" style:font-name="Arial" fo:font-size="11pt" fo:language="en" fo:country="US" style:font-name-asian="Arial" style:font-size-asian="12pt" style:language-asian="none" style:country-asian="none" style:font-name-complex="Arial" style:font-size-complex="12pt" style:language-complex="none"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DStyle_5f_paragraph" style:class="text"/>
    <style:style style:name="DStyle_5f_paragraph" style:display-name="DStyle_paragraph" style:family="paragraph">
      <style:paragraph-properties fo:margin-top="0cm" fo:margin-bottom="0.353cm" loext:contextual-spacing="false" fo:line-height="115%" fo:text-align="start" style:justify-single-word="false"/>
      <style:text-properties fo:color="#000000" style:font-name="Liberation Serif" fo:font-family="'Liberation Serif'" fo:font-size="12pt" fo:language="ru" fo:country="RU" style:font-name-asian="Times New Roman" style:font-family-asian="'Times New Roman'" style:font-name-complex="Liberation Serif" style:font-family-complex="'Liberation Serif'"/>
    </style:style>
    <style:style style:name="Heading" style:family="paragraph" style:parent-style-name="Standard" style:class="text">
      <style:paragraph-properties fo:margin-top="0.423cm" fo:margin-bottom="0.212cm" loext:contextual-spacing="false"/>
      <style:text-properties style:font-name="Liberation Sans" fo:font-family="'Liberation Sans'" fo:font-size="14pt" style:font-name-complex="Liberation Sans" style:font-family-complex="'Liberation Sans'"/>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2" style:display-name="Heading 2" style:family="paragraph" style:parent-style-name="Normal" style:class="text">
      <style:paragraph-properties fo:margin-top="0.635cm" fo:margin-bottom="0.353cm" loext:contextual-spacing="false"/>
      <style:text-properties style:font-name="Arial" fo:font-family="Arial" fo:font-size="17pt" style:font-name-complex="Arial" style:font-family-complex="Arial"/>
    </style:style>
    <style:style style:name="Heading_20_3" style:display-name="Heading 3" style:family="paragraph" style:parent-style-name="Normal" style:class="text">
      <style:paragraph-properties fo:margin-top="0.564cm" fo:margin-bottom="0.353cm" loext:contextual-spacing="false"/>
      <style:text-properties style:font-name="Arial" fo:font-family="Arial" fo:font-size="15pt" style:font-name-complex="Arial" style:font-family-complex="Arial"/>
    </style:style>
    <style:style style:name="Heading_20_4" style:display-name="Heading 4" style:family="paragraph" style:parent-style-name="Normal" style:class="text">
      <style:paragraph-properties fo:margin-top="0.564cm" fo:margin-bottom="0.353cm" loext:contextual-spacing="false"/>
      <style:text-properties style:font-name="Arial" fo:font-family="Arial" fo:font-size="13pt" fo:font-weight="bold" style:font-name-complex="Arial" style:font-family-complex="Arial"/>
    </style:style>
    <style:style style:name="Heading_20_5" style:display-name="Heading 5" style:family="paragraph" style:parent-style-name="Normal" style:class="text">
      <style:paragraph-properties fo:margin-top="0.564cm" fo:margin-bottom="0.353cm" loext:contextual-spacing="false"/>
      <style:text-properties style:font-name="Arial" fo:font-family="Arial" fo:font-size="12pt" fo:font-weight="bold" style:font-name-complex="Arial" style:font-family-complex="Arial"/>
    </style:style>
    <style:style style:name="Heading_20_6" style:display-name="Heading 6" style:family="paragraph" style:parent-style-name="Normal" style:class="text">
      <style:paragraph-properties fo:margin-top="0.564cm" fo:margin-bottom="0.353cm" loext:contextual-spacing="false"/>
      <style:text-properties style:font-name="Arial" fo:font-family="Arial" fo:font-size="11pt" fo:font-weight="bold" style:font-name-complex="Arial" style:font-family-complex="Arial"/>
    </style:style>
    <style:style style:name="Heading_20_7" style:display-name="Heading 7" style:family="paragraph" style:parent-style-name="Normal" style:class="text">
      <style:paragraph-properties fo:margin-top="0.564cm" fo:margin-bottom="0.353cm" loext:contextual-spacing="false"/>
      <style:text-properties style:font-name="Arial" fo:font-family="Arial" fo:font-size="11pt" fo:font-style="italic" fo:font-weight="bold" style:font-name-complex="Arial" style:font-family-complex="Arial"/>
    </style:style>
    <style:style style:name="Heading_20_8" style:display-name="Heading 8" style:family="paragraph" style:parent-style-name="Normal" style:class="text">
      <style:paragraph-properties fo:margin-top="0.564cm" fo:margin-bottom="0.353cm" loext:contextual-spacing="false"/>
      <style:text-properties style:font-name="Arial" fo:font-family="Arial" fo:font-size="11pt" fo:font-style="italic" style:font-name-complex="Arial" style:font-family-complex="Arial"/>
    </style:style>
    <style:style style:name="Heading_20_9" style:display-name="Heading 9" style:family="paragraph" style:parent-style-name="Normal" style:class="text">
      <style:paragraph-properties fo:margin-top="0.564cm" fo:margin-bottom="0.353cm" loext:contextual-spacing="false"/>
      <style:text-properties style:font-name="Arial" fo:font-family="Arial" fo:font-size="10.5pt" fo:font-style="italic" style:font-name-complex="Arial" style:font-family-complex="Arial"/>
    </style:style>
    <style:style style:name="List_20_Paragraph" style:display-name="List Paragraph" style:family="paragraph" style:parent-style-name="Normal">
      <style:paragraph-properties fo:margin-left="1.27cm" fo:margin-right="0cm" fo:text-indent="0cm" style:auto-text-indent="false"/>
    </style:style>
    <style:style style:name="No_20_Spacing" style:display-name="No Spacing" style:family="paragraph" style:parent-style-name="DStyle_5f_paragraph">
      <style:paragraph-properties fo:margin-top="0cm" fo:margin-bottom="0cm" loext:contextual-spacing="false" fo:line-height="100%"/>
    </style:style>
    <style:style style:name="Title" style:family="paragraph" style:parent-style-name="Normal" style:class="chapter">
      <style:paragraph-properties fo:margin-top="0.529cm" fo:margin-bottom="0.353cm" loext:contextual-spacing="false"/>
      <style:text-properties fo:font-size="24pt"/>
    </style:style>
    <style:style style:name="Subtitle" style:family="paragraph" style:parent-style-name="Normal" style:class="chapter">
      <style:paragraph-properties fo:margin-top="0.353cm" fo:margin-bottom="0.353cm" loext:contextual-spacing="false"/>
      <style:text-properties fo:font-size="12pt"/>
    </style:style>
    <style:style style:name="Quote" style:family="paragraph" style:parent-style-name="Normal">
      <style:paragraph-properties fo:margin-left="1.27cm" fo:margin-right="1.27cm" fo:text-indent="0cm" style:auto-text-indent="false"/>
      <style:text-properties fo:font-style="italic"/>
    </style:style>
    <style:style style:name="Intense_20_Quote" style:display-name="Intense Quote" style:family="paragraph" style:parent-style-name="Normal">
      <loext:graphic-properties draw:fill="solid" draw:fill-color="#f2f2f2" draw:opacity="100%"/>
      <style:paragraph-properties fo:margin-left="1.27cm" fo:margin-right="1.27cm" fo:text-indent="0cm" style:auto-text-indent="false" fo:background-color="#f2f2f2" fo:padding="0cm" fo:border="0.51pt solid #ffffff"/>
      <style:text-properties fo:font-style="italic"/>
    </style:style>
    <style:style style:name="Header_20_and_20_Footer" style:display-name="Header and Footer" style:family="paragraph" style:parent-style-name="Standard" style:class="extra">
      <style:paragraph-properties>
        <style:tab-stops>
          <style:tab-stop style:position="8.498cm" style:type="center"/>
          <style:tab-stop style:position="17cm" style:type="right"/>
        </style:tab-stops>
      </style:paragraph-properties>
    </style:style>
    <style:style style:name="Header" style:family="paragraph" style:parent-style-name="Normal" style:class="extra">
      <style:paragraph-properties fo:margin-top="0cm" fo:margin-bottom="0cm" loext:contextual-spacing="false" fo:line-height="100%">
        <style:tab-stops>
          <style:tab-stop style:position="12.599cm" style:type="center"/>
          <style:tab-stop style:position="25.201cm" style:type="right"/>
        </style:tab-stops>
      </style:paragraph-properties>
    </style:style>
    <style:style style:name="Footer" style:family="paragraph" style:parent-style-name="Normal" style:class="extra">
      <style:paragraph-properties fo:margin-top="0cm" fo:margin-bottom="0cm" loext:contextual-spacing="false" fo:line-height="100%">
        <style:tab-stops>
          <style:tab-stop style:position="12.599cm" style:type="center"/>
          <style:tab-stop style:position="25.201cm" style:type="right"/>
        </style:tab-stops>
      </style:paragraph-properties>
    </style:style>
    <style:style style:name="footnote_20_text" style:display-name="footnote text" style:family="paragraph" style:parent-style-name="Normal">
      <style:paragraph-properties fo:margin-top="0cm" fo:margin-bottom="0.071cm" loext:contextual-spacing="false" fo:line-height="100%"/>
      <style:text-properties fo:font-size="9pt"/>
    </style:style>
    <style:style style:name="endnote_20_text" style:display-name="endnote text" style:family="paragraph" style:parent-style-name="Normal">
      <style:paragraph-properties fo:margin-top="0cm" fo:margin-bottom="0cm" loext:contextual-spacing="false" fo:line-height="100%"/>
      <style:text-properties fo:font-size="10pt"/>
    </style:style>
    <style:style style:name="toc_20_1" style:display-name="toc 1" style:family="paragraph" style:parent-style-name="Normal">
      <style:paragraph-properties fo:margin-left="0cm" fo:margin-right="0cm" fo:margin-top="0cm" fo:margin-bottom="0.101cm" loext:contextual-spacing="false" fo:text-indent="0cm" style:auto-text-indent="false"/>
    </style:style>
    <style:style style:name="toc_20_2" style:display-name="toc 2" style:family="paragraph" style:parent-style-name="Normal">
      <style:paragraph-properties fo:margin-left="0.499cm" fo:margin-right="0cm" fo:margin-top="0cm" fo:margin-bottom="0.101cm" loext:contextual-spacing="false" fo:text-indent="0cm" style:auto-text-indent="false"/>
    </style:style>
    <style:style style:name="toc_20_3" style:display-name="toc 3" style:family="paragraph" style:parent-style-name="Normal">
      <style:paragraph-properties fo:margin-left="1cm" fo:margin-right="0cm" fo:margin-top="0cm" fo:margin-bottom="0.101cm" loext:contextual-spacing="false" fo:text-indent="0cm" style:auto-text-indent="false"/>
    </style:style>
    <style:style style:name="toc_20_4" style:display-name="toc 4" style:family="paragraph" style:parent-style-name="Normal">
      <style:paragraph-properties fo:margin-left="1.499cm" fo:margin-right="0cm" fo:margin-top="0cm" fo:margin-bottom="0.101cm" loext:contextual-spacing="false" fo:text-indent="0cm" style:auto-text-indent="false"/>
    </style:style>
    <style:style style:name="toc_20_5" style:display-name="toc 5" style:family="paragraph" style:parent-style-name="Normal">
      <style:paragraph-properties fo:margin-left="2cm" fo:margin-right="0cm" fo:margin-top="0cm" fo:margin-bottom="0.101cm" loext:contextual-spacing="false" fo:text-indent="0cm" style:auto-text-indent="false"/>
    </style:style>
    <style:style style:name="toc_20_6" style:display-name="toc 6" style:family="paragraph" style:parent-style-name="Normal">
      <style:paragraph-properties fo:margin-left="2.499cm" fo:margin-right="0cm" fo:margin-top="0cm" fo:margin-bottom="0.101cm" loext:contextual-spacing="false" fo:text-indent="0cm" style:auto-text-indent="false"/>
    </style:style>
    <style:style style:name="toc_20_7" style:display-name="toc 7" style:family="paragraph" style:parent-style-name="Normal">
      <style:paragraph-properties fo:margin-left="3cm" fo:margin-right="0cm" fo:margin-top="0cm" fo:margin-bottom="0.101cm" loext:contextual-spacing="false" fo:text-indent="0cm" style:auto-text-indent="false"/>
    </style:style>
    <style:style style:name="toc_20_8" style:display-name="toc 8" style:family="paragraph" style:parent-style-name="Normal">
      <style:paragraph-properties fo:margin-left="3.5cm" fo:margin-right="0cm" fo:margin-top="0cm" fo:margin-bottom="0.101cm" loext:contextual-spacing="false" fo:text-indent="0cm" style:auto-text-indent="false"/>
    </style:style>
    <style:style style:name="toc_20_9" style:display-name="toc 9" style:family="paragraph" style:parent-style-name="Normal">
      <style:paragraph-properties fo:margin-left="4.001cm" fo:margin-right="0cm" fo:margin-top="0cm" fo:margin-bottom="0.101cm" loext:contextual-spacing="false" fo:text-indent="0cm" style:auto-text-indent="false"/>
    </style:style>
    <style:style style:name="TOC_20_Heading" style:display-name="TOC Heading" style:family="paragraph" style:parent-style-name="DStyle_5f_paragraph"/>
    <style:style style:name="Normal" style:family="paragraph" style:parent-style-name="DStyle_5f_paragraph">
      <style:paragraph-properties fo:margin-top="0cm" fo:margin-bottom="0.353cm" loext:contextual-spacing="false" fo:line-height="115%" fo:text-align="start" style:justify-single-word="false"/>
      <style:text-properties fo:color="#000000" style:font-name="Calibri" fo:font-family="Calibri" fo:font-size="12pt" fo:language="en" fo:country="US" style:font-name-complex="Calibri" style:font-family-complex="Calibri"/>
    </style:style>
    <style:style style:name="Heading_20_1" style:display-name="Heading 1" style:family="paragraph" style:parent-style-name="Heading" style:class="text">
      <style:paragraph-properties fo:margin-top="0.423cm" fo:margin-bottom="0.212cm" loext:contextual-spacing="false"/>
      <style:text-properties style:font-name="Liberation Serif" fo:font-family="'Liberation Serif'" fo:font-size="24pt" fo:font-weight="bold" style:font-name-complex="Liberation Serif" style:font-family-complex="'Liberation Serif'"/>
    </style:style>
    <style:style style:name="Body_20_Text" style:display-name="Body Text" style:family="paragraph" style:parent-style-name="Normal">
      <style:paragraph-properties fo:margin-top="0cm" fo:margin-bottom="0.247cm" loext:contextual-spacing="false" fo:line-height="115%"/>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style:text-properties fo:font-size="12pt" fo:font-style="italic"/>
    </style:style>
    <style:style style:name="Index" style:family="paragraph" style:parent-style-name="Standard" style:class="index"/>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style:text-properties fo:font-weight="bold"/>
    </style:style>
    <style:style style:name="Frame_20_contents" style:display-name="Frame contents" style:family="paragraph" style:parent-style-name="Standard" style:class="extra"/>
    <style:style style:name="table_20_of_20_figures" style:display-name="table of figures" style:family="paragraph" style:parent-style-name="Caption"/>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Style_5f_text" style:display-name="DStyle_text" style:family="text">
      <style:text-properties style:font-name="Calibri" fo:font-family="Calibri" fo:font-size="12pt" fo:language="en" fo:country="US" style:font-name-complex="Calibri" style:font-family-complex="Calibri"/>
    </style:style>
    <style:style style:name="Heading_20_1_20_Char" style:display-name="Heading 1 Char" style:family="text">
      <style:text-properties style:font-name="Arial" fo:font-family="Arial" fo:font-size="20pt" style:font-name-complex="Arial" style:font-family-complex="Arial"/>
    </style:style>
    <style:style style:name="Heading_20_2_20_Char" style:display-name="Heading 2 Char" style:family="text">
      <style:text-properties style:font-name="Arial" fo:font-family="Arial" fo:font-size="17pt" style:font-name-complex="Arial" style:font-family-complex="Arial"/>
    </style:style>
    <style:style style:name="Heading_20_3_20_Char" style:display-name="Heading 3 Char" style:family="text">
      <style:text-properties style:font-name="Arial" fo:font-family="Arial" fo:font-size="15pt" style:font-name-complex="Arial" style:font-family-complex="Arial"/>
    </style:style>
    <style:style style:name="Heading_20_4_20_Char" style:display-name="Heading 4 Char" style:family="text">
      <style:text-properties style:font-name="Arial" fo:font-family="Arial" fo:font-size="13pt" fo:font-weight="bold" style:font-name-complex="Arial" style:font-family-complex="Arial"/>
    </style:style>
    <style:style style:name="Heading_20_5_20_Char" style:display-name="Heading 5 Char" style:family="text">
      <style:text-properties style:font-name="Arial" fo:font-family="Arial" fo:font-size="12pt" fo:font-weight="bold" style:font-name-complex="Arial" style:font-family-complex="Arial"/>
    </style:style>
    <style:style style:name="Heading_20_6_20_Char" style:display-name="Heading 6 Char" style:family="text">
      <style:text-properties style:font-name="Arial" fo:font-family="Arial" fo:font-size="11pt" fo:font-weight="bold" style:font-name-complex="Arial" style:font-family-complex="Arial"/>
    </style:style>
    <style:style style:name="Heading_20_7_20_Char" style:display-name="Heading 7 Char" style:family="text">
      <style:text-properties style:font-name="Arial" fo:font-family="Arial" fo:font-size="11pt" fo:font-style="italic" fo:font-weight="bold" style:font-name-complex="Arial" style:font-family-complex="Arial"/>
    </style:style>
    <style:style style:name="Heading_20_8_20_Char" style:display-name="Heading 8 Char" style:family="text">
      <style:text-properties style:font-name="Arial" fo:font-family="Arial" fo:font-size="11pt" fo:font-style="italic" style:font-name-complex="Arial" style:font-family-complex="Arial"/>
    </style:style>
    <style:style style:name="Heading_20_9_20_Char" style:display-name="Heading 9 Char" style:family="text">
      <style:text-properties style:font-name="Arial" fo:font-family="Arial" fo:font-size="10.5pt" fo:font-style="italic" style:font-name-complex="Arial" style:font-family-complex="Arial"/>
    </style:style>
    <style:style style:name="Title_20_Char" style:display-name="Title Char" style:family="text">
      <style:text-properties fo:font-size="24pt"/>
    </style:style>
    <style:style style:name="Subtitle_20_Char" style:display-name="Subtitle Char" style:family="text">
      <style:text-properties fo:font-size="12pt"/>
    </style:style>
    <style:style style:name="Quote_20_Char" style:display-name="Quote Char" style:family="text">
      <style:text-properties fo:font-style="italic"/>
    </style:style>
    <style:style style:name="Intense_20_Quote_20_Char" style:display-name="Intense Quote Char" style:family="text">
      <style:text-properties fo:font-style="italic"/>
    </style:style>
    <style:style style:name="Header_20_Char" style:display-name="Header Char" style:family="text"/>
    <style:style style:name="Footer_20_Char" style:display-name="Footer Char" style:family="text"/>
    <style:style style:name="Caption_20_Char" style:display-name="Caption Char" style:family="text"/>
    <style:style style:name="Footnote_20_Text_20_Char" style:display-name="Footnote Text Char" style:family="text">
      <style:text-properties fo:font-size="9pt"/>
    </style:style>
    <style:style style:name="footnote_20_reference" style:display-name="footnote reference" style:family="text"/>
    <style:style style:name="Endnote_20_Text_20_Char" style:display-name="Endnote Text Char" style:family="text">
      <style:text-properties fo:font-size="10pt"/>
    </style:style>
    <style:style style:name="endnote_20_reference" style:display-name="endnote reference" style:family="text"/>
    <style:style style:name="Bullet_20_Symbols" style:display-name="Bullet Symbols" style:family="text">
      <style:text-properties style:font-name="OpenSymbol" fo:font-family="OpenSymbol" style:font-name-complex="OpenSymbol" style:font-family-complex="OpenSymbol"/>
    </style:style>
    <style:style style:name="Strong_20_Emphasis" style:display-name="Strong Emphasis" style:family="text">
      <style:text-properties fo:font-weight="bold"/>
    </style:style>
    <style:style style:name="Numbering_20_Symbols" style:display-name="Numbering Symbols" style:family="text">
      <style:text-properties style:font-name="Times New Roman" fo:font-family="'Times New Roman'" fo:font-size="14pt" fo:font-style="normal" style:font-name-complex="Times New Roman" style:font-family-complex="'Times New Roman'"/>
    </style:style>
    <style:style style:name="Hyperlink" style:family="text">
      <style:text-properties fo:color="#000080" fo:language="en" fo:country="US" style:text-underline-style="solid" style:text-underline-width="auto" style:text-underline-color="font-color"/>
    </style:style>
    <style:style style:name="Internet_20_link" style:display-name="Internet link" style:family="text">
      <style:text-properties fo:color="#000080" fo:language="en" fo:country="US" style:text-underline-style="solid" style:text-underline-width="auto" style:text-underline-color="font-color"/>
    </style:style>
    <style:style style:name="Default_20_Paragraph_20_Font" style:display-name="Default Paragraph Font" style:family="text"/>
    <style:style style:name="T1" style:family="text">
      <style:text-properties style:font-name="Symbol" fo:font-family="Symbol"/>
    </style:style>
    <style:style style:name="T2" style:family="text">
      <style:text-properties style:font-name="Symbol" fo:font-family="Symbol"/>
    </style:style>
    <style:style style:name="T3" style:family="text">
      <style:text-properties style:font-name="Symbol" fo:font-family="Symbol"/>
    </style:style>
    <style:style style:name="T4" style:family="text">
      <style:text-properties style:font-name="Symbol" fo:font-family="Symbol"/>
    </style:style>
    <style:style style:name="T5" style:family="text">
      <style:text-properties style:font-name="Symbol" fo:font-family="Symbol"/>
    </style:style>
    <style:style style:name="T6" style:family="text">
      <style:text-properties style:font-name="Symbol" fo:font-family="Symbol"/>
    </style:style>
    <style:style style:name="T7" style:family="text">
      <style:text-properties style:font-name="Symbol" fo:font-family="Symbol"/>
    </style:style>
    <style:style style:name="T8" style:family="text">
      <style:text-properties style:font-name="Symbol" fo:font-family="Symbol"/>
    </style:style>
    <style:style style:name="T9" style:family="text">
      <style:text-properties style:font-name="Symbol" fo:font-family="Symbol"/>
    </style:style>
    <style:style style:name="T10" style:family="text">
      <style:text-properties style:font-name="Symbol" fo:font-family="Symbol"/>
    </style:style>
    <style:style style:name="T11" style:family="text">
      <style:text-properties style:font-name="Symbol" fo:font-family="Symbol"/>
    </style:style>
    <style:style style:name="T12" style:family="text">
      <style:text-properties style:font-name="Symbol" fo:font-family="Symbol"/>
    </style:style>
    <style:style style:name="T13" style:family="text">
      <style:text-properties style:font-name="Symbol" fo:font-family="Symbol"/>
    </style:style>
    <style:style style:name="T14" style:family="text">
      <style:text-properties style:font-name="Symbol" fo:font-family="Symbol"/>
    </style:style>
    <style:style style:name="T15" style:family="text">
      <style:text-properties style:font-name="Symbol" fo:font-family="Symbol"/>
    </style:style>
    <style:style style:name="T16" style:family="text">
      <style:text-properties style:font-name="Symbol" fo:font-family="Symbol"/>
    </style:style>
    <style:style style:name="T17" style:family="text">
      <style:text-properties style:font-name="Symbol" fo:font-family="Symbol"/>
    </style:style>
    <style:style style:name="T18" style:family="text">
      <style:text-properties style:font-name="Symbol" fo:font-family="Symbol"/>
    </style:style>
    <style:style style:name="T19" style:family="text">
      <style:text-properties style:font-name="Symbol" fo:font-family="Symbol"/>
    </style:style>
    <style:style style:name="T20" style:family="text">
      <style:text-properties style:font-name="Symbol" fo:font-family="Symbol"/>
    </style:style>
    <style:style style:name="T21" style:family="text">
      <style:text-properties style:font-name="Symbol" fo:font-family="Symbol"/>
    </style:style>
    <style:style style:name="T22" style:family="text">
      <style:text-properties style:font-name="Symbol" fo:font-family="Symbol"/>
    </style:style>
    <style:style style:name="T23" style:family="text">
      <style:text-properties style:font-name="Symbol" fo:font-family="Symbol"/>
    </style:style>
    <style:style style:name="T24" style:family="text">
      <style:text-properties style:font-name="Symbol" fo:font-family="Symbol"/>
    </style:style>
    <style:style style:name="T25" style:family="text">
      <style:text-properties style:font-name="Symbol" fo:font-family="Symbol"/>
    </style:style>
    <style:style style:name="T26" style:family="text">
      <style:text-properties style:font-name="Symbol" fo:font-family="Symbol"/>
    </style:style>
    <style:style style:name="T27" style:family="text">
      <style:text-properties style:font-name="Symbol" fo:font-family="Symbol"/>
    </style:style>
    <style:style style:name="T28" style:family="text">
      <style:text-properties style:font-name="Symbol" fo:font-family="Symbol"/>
    </style:style>
    <style:style style:name="T29" style:family="text">
      <style:text-properties style:font-name="Symbol" fo:font-family="Symbol"/>
    </style:style>
    <style:style style:name="T30" style:family="text">
      <style:text-properties style:font-name="Symbol" fo:font-family="Symbol"/>
    </style:style>
    <style:style style:name="T31" style:family="text">
      <style:text-properties style:font-name="Symbol" fo:font-family="Symbol"/>
    </style:style>
    <style:style style:name="T32" style:family="text">
      <style:text-properties style:font-name="Symbol" fo:font-family="Symbol"/>
    </style:style>
    <style:style style:name="T33" style:family="text">
      <style:text-properties style:font-name="Symbol" fo:font-family="Symbol"/>
    </style:style>
    <style:style style:name="T34" style:family="text">
      <style:text-properties style:font-name="Symbol" fo:font-family="Symbol"/>
    </style:style>
    <style:style style:name="T35" style:family="text">
      <style:text-properties style:font-name="Symbol" fo:font-family="Symbol"/>
    </style:style>
    <style:style style:name="T36" style:family="text">
      <style:text-properties style:font-name="Symbol" fo:font-family="Symbol"/>
    </style:style>
    <style:style style:name="T37" style:family="text">
      <style:text-properties style:font-name="Symbol" fo:font-family="Symbol"/>
    </style:style>
    <style:style style:name="T38" style:family="text">
      <style:text-properties style:font-name="Symbol" fo:font-family="Symbol"/>
    </style:style>
    <style:style style:name="T39" style:family="text">
      <style:text-properties style:font-name="Symbol" fo:font-family="Symbol"/>
    </style:style>
    <style:style style:name="T40" style:family="text">
      <style:text-properties style:font-name="Symbol" fo:font-family="Symbol"/>
    </style:style>
    <style:style style:name="T41" style:family="text">
      <style:text-properties style:font-name="Symbol" fo:font-family="Symbol"/>
    </style:style>
    <style:style style:name="T42" style:family="text">
      <style:text-properties style:font-name="Symbol" fo:font-family="Symbol"/>
    </style:style>
    <style:style style:name="T43" style:family="text">
      <style:text-properties style:font-name="Symbol" fo:font-family="Symbol"/>
    </style:style>
    <style:style style:name="T44" style:family="text">
      <style:text-properties style:font-name="Symbol" fo:font-family="Symbol"/>
    </style:style>
    <style:style style:name="T45" style:family="text">
      <style:text-properties style:font-name="Symbol" fo:font-family="Symbol"/>
    </style:style>
    <style:style style:name="T46" style:family="text">
      <style:text-properties style:font-name="Symbol" fo:font-family="Symbol"/>
    </style:style>
    <style:style style:name="T47" style:family="text">
      <style:text-properties style:font-name="Symbol" fo:font-family="Symbol"/>
    </style:style>
    <style:style style:name="T48" style:family="text">
      <style:text-properties style:font-name="Symbol" fo:font-family="Symbol"/>
    </style:style>
    <style:style style:name="T49" style:family="text">
      <style:text-properties style:font-name="Symbol" fo:font-family="Symbol"/>
    </style:style>
    <style:style style:name="T50" style:family="text">
      <style:text-properties style:font-name="Symbol" fo:font-family="Symbol"/>
    </style:style>
    <style:style style:name="T51" style:family="text">
      <style:text-properties style:font-name="Symbol" fo:font-family="Symbol"/>
    </style:style>
    <style:style style:name="T52" style:family="text">
      <style:text-properties style:font-name="Symbol" fo:font-family="Symbol"/>
    </style:style>
    <style:style style:name="T53" style:family="text">
      <style:text-properties style:font-name="Symbol" fo:font-family="Symbol"/>
    </style:style>
    <style:style style:name="T54" style:family="text">
      <style:text-properties style:font-name="Symbol" fo:font-family="Symbol"/>
    </style:style>
    <style:style style:name="T55" style:family="text">
      <style:text-properties style:font-name="Symbol" fo:font-family="Symbol"/>
    </style:style>
    <style:style style:name="T56" style:family="text">
      <style:text-properties style:font-name="Symbol" fo:font-family="Symbol"/>
    </style:style>
    <style:style style:name="T57" style:family="text">
      <style:text-properties style:font-name="Symbol" fo:font-family="Symbol"/>
    </style:style>
    <style:style style:name="T58" style:family="text">
      <style:text-properties style:font-name="Symbol" fo:font-family="Symbol"/>
    </style:style>
    <style:style style:name="T59" style:family="text">
      <style:text-properties style:font-name="Symbol" fo:font-family="Symbol"/>
    </style:style>
    <style:style style:name="T60" style:family="text">
      <style:text-properties style:font-name="Symbol" fo:font-family="Symbol"/>
    </style:style>
    <style:style style:name="T61" style:family="text">
      <style:text-properties style:font-name="Symbol" fo:font-family="Symbol"/>
    </style:style>
    <style:style style:name="T62" style:family="text">
      <style:text-properties style:font-name="Symbol" fo:font-family="Symbol"/>
    </style:style>
    <style:style style:name="T63" style:family="text">
      <style:text-properties style:font-name="Symbol" fo:font-family="Symbol"/>
    </style:style>
    <style:style style:name="T64" style:family="text">
      <style:text-properties style:font-name="Symbol" fo:font-family="Symbol"/>
    </style:style>
    <style:style style:name="T65" style:family="text">
      <style:text-properties style:font-name="Symbol" fo:font-family="Symbol"/>
    </style:style>
    <style:style style:name="T66" style:family="text">
      <style:text-properties style:font-name="Symbol" fo:font-family="Symbol"/>
    </style:style>
    <style:style style:name="T67" style:family="text">
      <style:text-properties style:font-name="Symbol" fo:font-family="Symbol"/>
    </style:style>
    <style:style style:name="T68" style:family="text">
      <style:text-properties style:font-name="Symbol" fo:font-family="Symbol"/>
    </style:style>
    <style:style style:name="T69" style:family="text">
      <style:text-properties style:font-name="Symbol" fo:font-family="Symbol"/>
    </style:style>
    <style:style style:name="T70" style:family="text">
      <style:text-properties style:font-name="Symbol" fo:font-family="Symbol"/>
    </style:style>
    <style:style style:name="T71" style:family="text">
      <style:text-properties style:font-name="Symbol" fo:font-family="Symbol"/>
    </style:style>
    <style:style style:name="T72" style:family="text">
      <style:text-properties style:font-name="Symbol" fo:font-family="Symbol"/>
    </style:style>
    <style:style style:name="T73" style:family="text">
      <style:text-properties style:font-name="Symbol" fo:font-family="Symbol"/>
    </style:style>
    <style:style style:name="T74" style:family="text">
      <style:text-properties style:font-name="Symbol" fo:font-family="Symbol"/>
    </style:style>
    <style:style style:name="T75" style:family="text">
      <style:text-properties style:font-name="Symbol" fo:font-family="Symbol"/>
    </style:style>
    <style:style style:name="T76" style:family="text">
      <style:text-properties style:font-name="Symbol" fo:font-family="Symbol"/>
    </style:style>
    <style:style style:name="T77" style:family="text">
      <style:text-properties style:font-name="Symbol" fo:font-family="Symbol"/>
    </style:style>
    <style:style style:name="T78" style:family="text">
      <style:text-properties style:font-name="Symbol" fo:font-family="Symbol"/>
    </style:style>
    <style:style style:name="T79" style:family="text">
      <style:text-properties style:font-name="Symbol" fo:font-family="Symbol"/>
    </style:style>
    <style:style style:name="T80" style:family="text">
      <style:text-properties style:font-name="Symbol" fo:font-family="Symbol"/>
    </style:style>
    <style:style style:name="T81" style:family="text">
      <style:text-properties style:font-name="Symbol" fo:font-family="Symbol"/>
    </style:style>
    <style:style style:name="T82" style:family="text">
      <style:text-properties style:font-name="Symbol" fo:font-family="Symbol"/>
    </style:style>
    <style:style style:name="T83" style:family="text">
      <style:text-properties style:font-name="Symbol" fo:font-family="Symbol"/>
    </style:style>
    <style:style style:name="T84" style:family="text">
      <style:text-properties style:font-name="Symbol" fo:font-family="Symbol"/>
    </style:style>
    <style:style style:name="T85" style:family="text">
      <style:text-properties style:font-name="Symbol" fo:font-family="Symbol"/>
    </style:style>
    <style:style style:name="T86" style:family="text">
      <style:text-properties style:font-name="Symbol" fo:font-family="Symbol"/>
    </style:style>
    <style:style style:name="T87" style:family="text">
      <style:text-properties style:font-name="Symbol" fo:font-family="Symbol"/>
    </style:style>
    <style:style style:name="T88" style:family="text">
      <style:text-properties style:font-name="Symbol" fo:font-family="Symbol"/>
    </style:style>
    <style:style style:name="T89" style:family="text">
      <style:text-properties style:font-name="Symbol" fo:font-family="Symbol"/>
    </style:style>
    <style:style style:name="T90" style:family="text">
      <style:text-properties style:font-name="Symbol" fo:font-family="Symbol"/>
    </style:style>
    <style:style style:name="T91" style:family="text">
      <style:text-properties style:font-name="Symbol" fo:font-family="Symbol"/>
    </style:style>
    <style:style style:name="T92" style:family="text">
      <style:text-properties style:font-name="Symbol" fo:font-family="Symbol"/>
    </style:style>
    <style:style style:name="T93" style:family="text">
      <style:text-properties style:font-name="Symbol" fo:font-family="Symbol"/>
    </style:style>
    <style:style style:name="T94" style:family="text">
      <style:text-properties style:font-name="Symbol" fo:font-family="Symbol"/>
    </style:style>
    <style:style style:name="T95" style:family="text">
      <style:text-properties style:font-name="Symbol" fo:font-family="Symbol"/>
    </style:style>
    <style:style style:name="T96" style:family="text">
      <style:text-properties style:font-name="Symbol" fo:font-family="Symbol"/>
    </style:style>
    <style:style style:name="T97" style:family="text">
      <style:text-properties style:font-name="Symbol" fo:font-family="Symbol"/>
    </style:style>
    <style:style style:name="T98" style:family="text">
      <style:text-properties style:font-name="Symbol" fo:font-family="Symbol"/>
    </style:style>
    <style:style style:name="T99" style:family="text">
      <style:text-properties style:font-name="Symbol" fo:font-family="Symbol"/>
    </style:style>
    <style:style style:name="T100" style:family="text">
      <style:text-properties style:font-name="Symbol" fo:font-family="Symbol"/>
    </style:style>
    <style:style style:name="T101" style:family="text">
      <style:text-properties style:font-name="Symbol" fo:font-family="Symbol"/>
    </style:style>
    <style:style style:name="T102" style:family="text">
      <style:text-properties style:font-name="Symbol" fo:font-family="Symbol"/>
    </style:style>
    <style:style style:name="T103" style:family="text">
      <style:text-properties style:font-name="Symbol" fo:font-family="Symbol"/>
    </style:style>
    <style:style style:name="T104" style:family="text">
      <style:text-properties style:font-name="Symbol" fo:font-family="Symbol"/>
    </style:style>
    <style:style style:name="T105" style:family="text">
      <style:text-properties style:font-name="Symbol" fo:font-family="Symbol"/>
    </style:style>
    <style:style style:name="T106" style:family="text">
      <style:text-properties style:font-name="Symbol" fo:font-family="Symbol"/>
    </style:style>
    <style:style style:name="T107" style:family="text">
      <style:text-properties style:font-name="Symbol" fo:font-family="Symbol"/>
    </style:style>
    <style:style style:name="T108" style:family="text">
      <style:text-properties style:font-name="Symbol" fo:font-family="Symbol"/>
    </style:style>
    <style:style style:name="T109" style:family="text">
      <style:text-properties style:font-name="Symbol" fo:font-family="Symbol"/>
    </style:style>
    <style:style style:name="T110" style:family="text">
      <style:text-properties style:font-name="Courier New" fo:font-family="'Courier New'"/>
    </style:style>
    <style:style style:name="T111" style:family="text">
      <style:text-properties style:font-name="Wingdings" fo:font-family="Wingdings"/>
    </style:style>
    <style:style style:name="T112" style:family="text">
      <style:text-properties style:font-name="Symbol" fo:font-family="Symbol"/>
    </style:style>
    <style:style style:name="T113" style:family="text">
      <style:text-properties style:font-name="Courier New" fo:font-family="'Courier New'"/>
    </style:style>
    <style:style style:name="T114" style:family="text">
      <style:text-properties style:font-name="Wingdings" fo:font-family="Wingdings"/>
    </style:style>
    <style:style style:name="T115" style:family="text">
      <style:text-properties style:font-name="Symbol" fo:font-family="Symbol"/>
    </style:style>
    <style:style style:name="T116" style:family="text">
      <style:text-properties style:font-name="Courier New" fo:font-family="'Courier New'"/>
    </style:style>
    <style:style style:name="T117" style:family="text">
      <style:text-properties style:font-name="Wingdings" fo:font-family="Wingdings"/>
    </style:style>
    <style:style style:name="T118" style:family="text">
      <style:text-properties style:font-name="Symbol" fo:font-family="Symbol"/>
    </style:style>
    <style:style style:name="T119" style:family="text">
      <style:text-properties style:font-name="Symbol" fo:font-family="Symbol"/>
    </style:style>
    <style:style style:name="T120" style:family="text">
      <style:text-properties style:font-name="Symbol" fo:font-family="Symbol"/>
    </style:style>
    <style:style style:name="T121" style:family="text">
      <style:text-properties style:font-name="Symbol" fo:font-family="Symbol"/>
    </style:style>
    <style:style style:name="T122" style:family="text">
      <style:text-properties style:font-name="Symbol" fo:font-family="Symbol"/>
    </style:style>
    <style:style style:name="T123" style:family="text">
      <style:text-properties style:font-name="Symbol" fo:font-family="Symbol"/>
    </style:style>
    <style:style style:name="T124" style:family="text">
      <style:text-properties style:font-name="Symbol" fo:font-family="Symbol"/>
    </style:style>
    <style:style style:name="T125" style:family="text">
      <style:text-properties style:font-name="Symbol" fo:font-family="Symbol"/>
    </style:style>
    <style:style style:name="T126" style:family="text">
      <style:text-properties style:font-name="Symbol" fo:font-family="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2"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3"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5"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6"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8"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9"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T10"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11"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12"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13"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14"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15"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16"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17"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18"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T19"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20"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21"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22"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23"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24"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25"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26"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27"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T28"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29"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30"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31"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32"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33"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34"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35"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36"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T37"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38"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39"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40"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41"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42"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43"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44"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45"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T46"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47"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48"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49"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50"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51"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52"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53"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54"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T55"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56"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57"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58"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59"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60"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61"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62"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63"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T64"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65"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66"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67"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68"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69"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70"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71"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72"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T73"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74"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75"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76"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77"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78"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79"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80"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81"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T82"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83"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84"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85"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86"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87"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88"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89"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90"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T9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92"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93"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9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95"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96"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9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98"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99"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T100"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101"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102"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103"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104"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105"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106"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107"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108"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T109" text:bullet-char="·">
        <style:list-level-properties text:list-level-position-and-space-mode="label-alignment">
          <style:list-level-label-alignment text:label-followed-by="listtab" fo:text-indent="-0.635cm" fo:margin-left="2.499cm"/>
        </style:list-level-properties>
        <style:text-properties style:font-name="Symbol"/>
      </text:list-level-style-bullet>
      <text:list-level-style-bullet text:level="2" text:style-name="T110" text:bullet-char="o">
        <style:list-level-properties text:list-level-position-and-space-mode="label-alignment">
          <style:list-level-label-alignment text:label-followed-by="listtab" fo:text-indent="-0.635cm" fo:margin-left="3.769cm"/>
        </style:list-level-properties>
        <style:text-properties style:font-name="Courier New"/>
      </text:list-level-style-bullet>
      <text:list-level-style-bullet text:level="3" text:style-name="T111" text:bullet-char="§">
        <style:list-level-properties text:list-level-position-and-space-mode="label-alignment">
          <style:list-level-label-alignment text:label-followed-by="listtab" fo:text-indent="-0.635cm" fo:margin-left="5.039cm"/>
        </style:list-level-properties>
        <style:text-properties style:font-name="Wingdings"/>
      </text:list-level-style-bullet>
      <text:list-level-style-bullet text:level="4" text:style-name="T112" text:bullet-char="·">
        <style:list-level-properties text:list-level-position-and-space-mode="label-alignment">
          <style:list-level-label-alignment text:label-followed-by="listtab" fo:text-indent="-0.635cm" fo:margin-left="6.309cm"/>
        </style:list-level-properties>
        <style:text-properties style:font-name="Symbol"/>
      </text:list-level-style-bullet>
      <text:list-level-style-bullet text:level="5" text:style-name="T113" text:bullet-char="o">
        <style:list-level-properties text:list-level-position-and-space-mode="label-alignment">
          <style:list-level-label-alignment text:label-followed-by="listtab" fo:text-indent="-0.635cm" fo:margin-left="7.578cm"/>
        </style:list-level-properties>
        <style:text-properties style:font-name="Courier New"/>
      </text:list-level-style-bullet>
      <text:list-level-style-bullet text:level="6" text:style-name="T114" text:bullet-char="§">
        <style:list-level-properties text:list-level-position-and-space-mode="label-alignment">
          <style:list-level-label-alignment text:label-followed-by="listtab" fo:text-indent="-0.635cm" fo:margin-left="8.848cm"/>
        </style:list-level-properties>
        <style:text-properties style:font-name="Wingdings"/>
      </text:list-level-style-bullet>
      <text:list-level-style-bullet text:level="7" text:style-name="T115" text:bullet-char="·">
        <style:list-level-properties text:list-level-position-and-space-mode="label-alignment">
          <style:list-level-label-alignment text:label-followed-by="listtab" fo:text-indent="-0.635cm" fo:margin-left="10.119cm"/>
        </style:list-level-properties>
        <style:text-properties style:font-name="Symbol"/>
      </text:list-level-style-bullet>
      <text:list-level-style-bullet text:level="8" text:style-name="T116" text:bullet-char="o">
        <style:list-level-properties text:list-level-position-and-space-mode="label-alignment">
          <style:list-level-label-alignment text:label-followed-by="listtab" fo:text-indent="-0.635cm" fo:margin-left="11.389cm"/>
        </style:list-level-properties>
        <style:text-properties style:font-name="Courier New"/>
      </text:list-level-style-bullet>
      <text:list-level-style-bullet text:level="9" text:style-name="T117" text:bullet-char="§">
        <style:list-level-properties text:list-level-position-and-space-mode="label-alignment">
          <style:list-level-label-alignment text:label-followed-by="listtab" fo:text-indent="-0.635cm" fo:margin-left="12.65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T118"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119"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120"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121"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122"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123"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124"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125"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126"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bullet-char="·">
        <style:list-level-properties text:list-level-position-and-space-mode="label-alignment">
          <style:list-level-label-alignment text:label-followed-by="listtab"/>
        </style:list-level-properties>
      </text:list-level-style-bullet>
      <text:list-level-style-bullet text:level="2" text:bullet-char="o">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o">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o">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asterPage2" style:page-layout-name="Mpm1"/>
    <style:master-page style:name="Footnote" style:page-layout-name="Mpm2"/>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
    <meta:creation-date/>
    <meta:editing-cycles>11</meta:editing-cycles>
    <meta:editing-duration>PT14M42S</meta:editing-duration>
    <dc:date>2022-04-26T18:29:34.249368301</dc:date>
    <meta:document-statistic meta:table-count="2" meta:image-count="0" meta:object-count="0" meta:page-count="9" meta:paragraph-count="51" meta:word-count="2497" meta:character-count="18386" meta:non-whitespace-character-count="15923"/>
  </office:meta>
</office:document-meta>
</file>